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BD000000508E19C83B70B552F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system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roma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Gill Sans" svg:font-family="'Gill Sans'" style:font-family-generic="swiss" style:font-pitch="variable"/>
    <style:font-face style:name="Gill Sans Light" svg:font-family="'Gill Sans Light'" style:font-family-generic="swiss" style:font-pitch="variable"/>
    <style:font-face style:name="Lucida Sans" svg:font-family="'Lucida Sans'" style:font-family-generic="swiss" style:font-pitch="variable"/>
    <style:font-face style:name="Yu Gothic Light" svg:font-family="'Yu Gothic Light'" style:font-family-generic="swiss" style:font-pitch="variable"/>
    <style:font-face style:name="Corbel" svg:font-family="Corbel" style:font-family-generic="system" style:font-pitch="variable"/>
  </office:font-face-decls>
  <office:automatic-styles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6167in" table:align="margins"/>
    </style:style>
    <style:style style:name="Table6.A" style:family="table-column">
      <style:table-column-properties style:column-width="1.6542in" style:rel-column-width="16383*"/>
    </style:style>
    <style:style style:name="Table6.D" style:family="table-column">
      <style:table-column-properties style:column-width="1.6542in" style:rel-column-width="16386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1021in" fo:margin-left="0in" table:align="left"/>
    </style:style>
    <style:style style:name="Table3.A" style:family="table-column">
      <style:table-column-properties style:column-width="0.6632in"/>
    </style:style>
    <style:style style:name="Table3.B" style:family="table-column">
      <style:table-column-properties style:column-width="1.2347in"/>
    </style:style>
    <style:style style:name="Table3.C" style:family="table-column">
      <style:table-column-properties style:column-width="2.0861in"/>
    </style:style>
    <style:style style:name="Table3.D" style:family="table-column">
      <style:table-column-properties style:column-width="2.1181in"/>
    </style:style>
    <style:style style:name="Table3.A1" style:family="table-cell">
      <style:table-cell-properties fo:padding-left="0.075in" fo:padding-right="0.075in" fo:padding-top="0in" fo:padding-bottom="0in" fo:border="0.5pt solid #bfbfbf" style:writing-mode="lr-tb"/>
    </style:style>
    <style:style style:name="Table3.4" style:family="table-row">
      <style:table-row-properties style:min-row-height="0.225in"/>
    </style:style>
    <style:style style:name="Table4" style:family="table">
      <style:table-properties style:width="6.3188in" fo:margin-left="0.275in" table:align="left"/>
    </style:style>
    <style:style style:name="Table4.A" style:family="table-column">
      <style:table-column-properties style:column-width="0.6979in"/>
    </style:style>
    <style:style style:name="Table4.B" style:family="table-column">
      <style:table-column-properties style:column-width="1.3167in"/>
    </style:style>
    <style:style style:name="Table4.C" style:family="table-column">
      <style:table-column-properties style:column-width="2.0396in"/>
    </style:style>
    <style:style style:name="Table4.D" style:family="table-column">
      <style:table-column-properties style:column-width="2.2646in"/>
    </style:style>
    <style:style style:name="Table4.A1" style:family="table-cell">
      <style:table-cell-properties fo:padding-left="0.075in" fo:padding-right="0.075in" fo:padding-top="0in" fo:padding-bottom="0in" fo:border="0.5pt solid #bfbfbf" style:writing-mode="lr-tb"/>
    </style:style>
    <style:style style:name="Table4.8" style:family="table-row">
      <style:table-row-properties style:min-row-height="0.5764in"/>
    </style:style>
    <style:style style:name="P1" style:family="paragraph" style:parent-style-name="Text_20_independent">
      <style:paragraph-properties fo:margin-top="0in" fo:margin-bottom="0in" loext:contextual-spacing="false" fo:line-height="100%" fo:text-align="end" style:justify-single-word="false"/>
      <style:text-properties fo:color="#595959" style:font-name="Corbel" fo:language="ca" fo:country="ES" fo:font-weight="bold" style:font-weight-asian="bold" style:font-name-complex="Gill Sans Light" style:font-weight-complex="bold"/>
    </style:style>
    <style:style style:name="P2" style:family="paragraph" style:parent-style-name="Text_20_independent">
      <style:paragraph-properties fo:margin-top="0in" fo:margin-bottom="0in" loext:contextual-spacing="false" fo:line-height="100%" fo:text-align="start" style:justify-single-word="false"/>
    </style:style>
    <style:style style:name="P3" style:family="paragraph" style:parent-style-name="Capçalera">
      <style:paragraph-properties fo:margin-left="-0.0799in" fo:margin-right="0in" fo:text-align="start" style:justify-single-word="false" fo:text-indent="0in" style:auto-text-indent="false">
        <style:tab-stops>
          <style:tab-stop style:position="3.4264in" style:type="center"/>
          <style:tab-stop style:position="6.7728in" style:type="right"/>
        </style:tab-stops>
      </style:paragraph-properties>
    </style:style>
    <style:style style:name="P4" style:family="paragraph" style:parent-style-name="Capçalera">
      <style:paragraph-properties fo:text-align="center" style:justify-single-word="false"/>
    </style:style>
    <style:style style:name="P5" style:family="paragraph" style:parent-style-name="Capçalera">
      <style:paragraph-properties fo:margin-left="0in" fo:margin-right="-0.0799in" fo:text-align="end" style:justify-single-word="false" fo:text-indent="0in" style:auto-text-indent="false"/>
    </style:style>
    <style:style style:name="P6" style:family="paragraph" style:parent-style-name="Normal">
      <style:paragraph-properties fo:margin-top="0.0693in" fo:margin-bottom="0in" loext:contextual-spacing="false" fo:line-height="100%" fo:text-align="start" style:justify-single-word="false"/>
    </style:style>
    <style:style style:name="P7" style:family="paragraph" style:parent-style-name="Normal">
      <style:paragraph-properties fo:margin-top="0.0693in" fo:margin-bottom="0in" loext:contextual-spacing="false" fo:line-height="100%" fo:text-align="start" style:justify-single-word="false"/>
      <style:text-properties style:font-name="Calibri Light" fo:font-size="12pt" fo:language="ca" fo:country="ES" fo:font-weight="bold" style:font-size-asian="12pt" style:font-weight-asian="bold" style:font-name-complex="Times New Roman" style:font-size-complex="12pt" style:font-weight-complex="bold"/>
    </style:style>
    <style:style style:name="P8" style:family="paragraph" style:parent-style-name="Normal">
      <style:paragraph-properties fo:margin-top="0.0693in" fo:margin-bottom="0in" loext:contextual-spacing="false" fo:line-height="100%" fo:text-align="start" style:justify-single-word="false"/>
      <style:text-properties style:font-name="Calibri Light" fo:font-size="12pt" fo:language="ca" fo:country="ES" fo:font-weight="bold" officeooo:rsid="001d3a9f" style:font-size-asian="12pt" style:font-weight-asian="bold" style:font-name-complex="Times New Roman" style:font-size-complex="12pt" style:font-weight-complex="bold"/>
    </style:style>
    <style:style style:name="P9" style:family="paragraph" style:parent-style-name="Normal">
      <style:paragraph-properties fo:margin-top="0.0693in" fo:margin-bottom="0in" loext:contextual-spacing="false" fo:line-height="100%" fo:text-align="start" style:justify-single-word="false"/>
      <style:text-properties style:font-name="Calibri Light" fo:font-size="12pt" fo:language="ca" fo:country="ES" style:font-size-asian="12pt" style:font-name-complex="Times New Roman" style:font-size-complex="12pt"/>
    </style:style>
    <style:style style:name="P10" style:family="paragraph" style:parent-style-name="Normal">
      <style:paragraph-properties fo:margin-top="0.0693in" fo:margin-bottom="0in" loext:contextual-spacing="false" fo:line-height="100%" fo:text-align="start" style:justify-single-word="false"/>
      <style:text-properties style:font-name="Calibri Light" fo:font-size="12pt" fo:language="ca" fo:country="ES" officeooo:rsid="001f6101" officeooo:paragraph-rsid="001f6101" style:font-size-asian="12pt" style:font-name-complex="Times New Roman" style:font-size-complex="12pt"/>
    </style:style>
    <style:style style:name="P11" style:family="paragraph" style:parent-style-name="Normal">
      <style:paragraph-properties fo:margin-top="0.0693in" fo:margin-bottom="0in" loext:contextual-spacing="false" fo:line-height="100%" fo:text-align="start" style:justify-single-word="false"/>
      <style:text-properties style:font-name="Calibri Light" fo:font-size="12pt" fo:language="ca" fo:country="ES" officeooo:rsid="00274d36" officeooo:paragraph-rsid="00274d36" style:font-size-asian="12pt" style:font-name-complex="Times New Roman" style:font-size-complex="12pt"/>
    </style:style>
    <style:style style:name="P12" style:family="paragraph" style:parent-style-name="Normal">
      <style:paragraph-properties fo:margin-top="0.0693in" fo:margin-bottom="0in" loext:contextual-spacing="false" fo:line-height="100%" fo:text-align="start" style:justify-single-word="false"/>
      <style:text-properties style:font-name="Calibri Light" fo:font-size="12pt" fo:language="ca" fo:country="ES" officeooo:rsid="002f6b5f" officeooo:paragraph-rsid="002f6b5f" style:font-size-asian="12pt" style:font-name-complex="Times New Roman" style:font-size-complex="12pt"/>
    </style:style>
    <style:style style:name="P13" style:family="paragraph" style:parent-style-name="Normal">
      <style:paragraph-properties fo:margin-top="0.0693in" fo:margin-bottom="0in" loext:contextual-spacing="false" fo:line-height="100%" fo:text-align="start" style:justify-single-word="false"/>
      <style:text-properties style:font-name="Calibri Light" fo:font-size="12pt" fo:language="ca" fo:country="ES" officeooo:rsid="0038edc0" officeooo:paragraph-rsid="0038edc0" style:font-size-asian="12pt" style:font-name-complex="Times New Roman" style:font-size-complex="12pt"/>
    </style:style>
    <style:style style:name="P14" style:family="paragraph" style:parent-style-name="Normal">
      <style:paragraph-properties fo:margin-top="0.0693in" fo:margin-bottom="0in" loext:contextual-spacing="false" fo:line-height="100%" fo:text-align="start" style:justify-single-word="false"/>
      <style:text-properties style:font-name="Calibri Light" fo:font-size="12pt" fo:language="ca" fo:country="ES" officeooo:rsid="0038edc0" officeooo:paragraph-rsid="004113a7" style:font-size-asian="12pt" style:font-name-complex="Times New Roman" style:font-size-complex="12pt"/>
    </style:style>
    <style:style style:name="P15" style:family="paragraph" style:parent-style-name="Normal">
      <style:paragraph-properties fo:margin-top="0.0693in" fo:margin-bottom="0in" loext:contextual-spacing="false" fo:line-height="100%" fo:text-align="start" style:justify-single-word="false"/>
      <style:text-properties style:font-name="Calibri Light" fo:font-size="12pt" fo:language="ca" fo:country="ES" officeooo:rsid="0038edc0" officeooo:paragraph-rsid="00443345" style:font-size-asian="12pt" style:font-name-complex="Times New Roman" style:font-size-complex="12pt"/>
    </style:style>
    <style:style style:name="P16" style:family="paragraph" style:parent-style-name="Normal">
      <style:paragraph-properties fo:margin-top="0.0693in" fo:margin-bottom="0in" loext:contextual-spacing="false" fo:line-height="100%" fo:text-align="start" style:justify-single-word="false"/>
      <style:text-properties style:font-name="Calibri Light" fo:font-size="12pt" fo:language="ca" fo:country="ES" officeooo:rsid="0038edc0" officeooo:paragraph-rsid="00453001" style:font-size-asian="12pt" style:font-name-complex="Times New Roman" style:font-size-complex="12pt"/>
    </style:style>
    <style:style style:name="P17" style:family="paragraph" style:parent-style-name="Normal">
      <style:paragraph-properties fo:margin-top="0.0693in" fo:margin-bottom="0in" loext:contextual-spacing="false" fo:line-height="100%" fo:text-align="start" style:justify-single-word="false"/>
      <style:text-properties style:font-name="Calibri Light" fo:font-size="12pt" fo:language="ca" fo:country="ES" officeooo:rsid="0038edc0" officeooo:paragraph-rsid="0046a567" style:font-size-asian="12pt" style:font-name-complex="Times New Roman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font-size="14pt" officeooo:rsid="0008eeec" officeooo:paragraph-rsid="0008eeec"/>
    </style:style>
    <style:style style:name="P19" style:family="paragraph" style:parent-style-name="Table_20_Contents">
      <style:paragraph-properties fo:text-align="start" style:justify-single-word="false"/>
      <style:text-properties fo:font-size="14pt" fo:font-weight="bold" officeooo:rsid="0008eeec" officeooo:paragraph-rsid="0008eeec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size="14pt" fo:font-weight="bold" officeooo:rsid="000c1271" officeooo:paragraph-rsid="000c1271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4pt" officeooo:rsid="000a9c84" officeooo:paragraph-rsid="000a9c84"/>
    </style:style>
    <style:style style:name="P22" style:family="paragraph" style:parent-style-name="Table_20_Contents">
      <style:paragraph-properties fo:text-align="center" style:justify-single-word="false"/>
      <style:text-properties fo:font-size="14pt" officeooo:rsid="000c1271" officeooo:paragraph-rsid="000c1271"/>
    </style:style>
    <style:style style:name="P23" style:family="paragraph" style:parent-style-name="Normal">
      <style:text-properties style:font-name="Calibri Light" fo:language="ca" fo:country="ES" style:font-name-complex="Gill Sans"/>
    </style:style>
    <style:style style:name="P24" style:family="paragraph" style:parent-style-name="Normal">
      <style:text-properties style:font-name="Calibri Light" fo:language="ca" fo:country="ES" officeooo:paragraph-rsid="00523df1" style:font-name-complex="Gill Sans"/>
    </style:style>
    <style:style style:name="P25" style:family="paragraph" style:parent-style-name="Normal" style:master-page-name="MP0">
      <style:paragraph-properties fo:margin-top="0.0693in" fo:margin-bottom="0in" loext:contextual-spacing="false" fo:line-height="100%" fo:text-align="start" style:justify-single-word="false" style:page-number="auto" fo:break-before="page"/>
      <style:text-properties style:font-name="Calibri Light" fo:font-size="12pt" fo:language="ca" fo:country="ES" style:font-size-asian="12pt" style:font-name-complex="Times New Roman" style:font-size-complex="12pt"/>
    </style:style>
    <style:style style:name="P26" style:family="paragraph" style:parent-style-name="Normal" style:list-style-name="L1">
      <style:paragraph-properties fo:margin-top="0.0693in" fo:margin-bottom="0in" loext:contextual-spacing="false" fo:line-height="100%" fo:text-align="start" style:justify-single-word="false"/>
    </style:style>
    <style:style style:name="P27" style:family="paragraph" style:parent-style-name="Normal" style:list-style-name="L1">
      <style:paragraph-properties fo:margin-top="0.0693in" fo:margin-bottom="0in" loext:contextual-spacing="false" fo:line-height="100%" fo:text-align="start" style:justify-single-word="false"/>
      <style:text-properties officeooo:paragraph-rsid="00188e16"/>
    </style:style>
    <style:style style:name="P28" style:family="paragraph" style:parent-style-name="Normal" style:list-style-name="L1">
      <style:paragraph-properties fo:margin-top="0.0693in" fo:margin-bottom="0in" loext:contextual-spacing="false" fo:line-height="100%" fo:text-align="start" style:justify-single-word="false"/>
      <style:text-properties officeooo:paragraph-rsid="00234355"/>
    </style:style>
    <style:style style:name="P29" style:family="paragraph" style:parent-style-name="Normal" style:list-style-name="L1">
      <style:paragraph-properties fo:margin-top="0.0693in" fo:margin-bottom="0in" loext:contextual-spacing="false" fo:line-height="100%" fo:text-align="start" style:justify-single-word="false"/>
      <style:text-properties officeooo:paragraph-rsid="0024c5d6"/>
    </style:style>
    <style:style style:name="P30" style:family="paragraph" style:parent-style-name="Normal" style:list-style-name="L1">
      <style:paragraph-properties fo:margin-top="0.0693in" fo:margin-bottom="0in" loext:contextual-spacing="false" fo:line-height="100%" fo:text-align="start" style:justify-single-word="false"/>
      <style:text-properties officeooo:paragraph-rsid="002cbf41"/>
    </style:style>
    <style:style style:name="P31" style:family="paragraph" style:parent-style-name="Normal" style:list-style-name="L1">
      <style:paragraph-properties fo:margin-top="0.0693in" fo:margin-bottom="0in" loext:contextual-spacing="false" fo:line-height="100%" fo:text-align="start" style:justify-single-word="false"/>
      <style:text-properties officeooo:paragraph-rsid="00274d36"/>
    </style:style>
    <style:style style:name="P32" style:family="paragraph" style:parent-style-name="Normal" style:list-style-name="L1">
      <style:paragraph-properties fo:margin-top="0.0693in" fo:margin-bottom="0in" loext:contextual-spacing="false" fo:line-height="100%" fo:text-align="start" style:justify-single-word="false"/>
      <style:text-properties officeooo:paragraph-rsid="002abb75"/>
    </style:style>
    <style:style style:name="P33" style:family="paragraph" style:parent-style-name="Normal" style:list-style-name="L4">
      <style:paragraph-properties fo:margin-top="0.0693in" fo:margin-bottom="0in" loext:contextual-spacing="false" fo:line-height="100%" fo:text-align="start" style:justify-single-word="false"/>
    </style:style>
    <style:style style:name="P34" style:family="paragraph" style:parent-style-name="Normal" style:list-style-name="L4">
      <style:paragraph-properties fo:margin-top="0.0693in" fo:margin-bottom="0in" loext:contextual-spacing="false" fo:line-height="100%" fo:text-align="start" style:justify-single-word="false"/>
      <style:text-properties officeooo:paragraph-rsid="003407ba"/>
    </style:style>
    <style:style style:name="P35" style:family="paragraph" style:parent-style-name="Normal" style:list-style-name="L5">
      <style:paragraph-properties fo:margin-top="0.0693in" fo:margin-bottom="0in" loext:contextual-spacing="false" fo:line-height="100%" fo:text-align="start" style:justify-single-word="false"/>
    </style:style>
    <style:style style:name="P36" style:family="paragraph" style:parent-style-name="Normal" style:list-style-name="L5">
      <style:paragraph-properties fo:margin-top="0.0693in" fo:margin-bottom="0in" loext:contextual-spacing="false" fo:line-height="100%" fo:text-align="start" style:justify-single-word="false"/>
      <style:text-properties officeooo:paragraph-rsid="00373062"/>
    </style:style>
    <style:style style:name="P37" style:family="paragraph" style:parent-style-name="Normal" style:list-style-name="L6">
      <style:paragraph-properties fo:margin-top="0.0693in" fo:margin-bottom="0in" loext:contextual-spacing="false" fo:line-height="100%" fo:text-align="start" style:justify-single-word="false"/>
    </style:style>
    <style:style style:name="P38" style:family="paragraph" style:parent-style-name="Normal" style:list-style-name="L6">
      <style:paragraph-properties fo:margin-top="0.0693in" fo:margin-bottom="0in" loext:contextual-spacing="false" fo:line-height="100%" fo:text-align="start" style:justify-single-word="false"/>
      <style:text-properties officeooo:paragraph-rsid="0038edc0"/>
    </style:style>
    <style:style style:name="P39" style:family="paragraph" style:parent-style-name="Normal" style:list-style-name="L7">
      <style:paragraph-properties fo:margin-top="0.0693in" fo:margin-bottom="0in" loext:contextual-spacing="false" fo:line-height="100%" fo:text-align="start" style:justify-single-word="false"/>
    </style:style>
    <style:style style:name="P40" style:family="paragraph" style:parent-style-name="Normal" style:list-style-name="L7">
      <style:paragraph-properties fo:margin-top="0.0693in" fo:margin-bottom="0in" loext:contextual-spacing="false" fo:line-height="100%" fo:text-align="start" style:justify-single-word="false"/>
      <style:text-properties officeooo:paragraph-rsid="0038edc0"/>
    </style:style>
    <style:style style:name="P41" style:family="paragraph" style:parent-style-name="Normal" style:list-style-name="L8">
      <style:paragraph-properties fo:margin-top="0.0693in" fo:margin-bottom="0in" loext:contextual-spacing="false" fo:line-height="100%" fo:text-align="start" style:justify-single-word="false"/>
    </style:style>
    <style:style style:name="P42" style:family="paragraph" style:parent-style-name="Normal" style:list-style-name="L8">
      <style:paragraph-properties fo:margin-top="0.0693in" fo:margin-bottom="0in" loext:contextual-spacing="false" fo:line-height="100%" fo:text-align="start" style:justify-single-word="false"/>
      <style:text-properties officeooo:paragraph-rsid="003bef8d"/>
    </style:style>
    <style:style style:name="P43" style:family="paragraph" style:parent-style-name="Normal" style:list-style-name="L8">
      <style:paragraph-properties fo:margin-top="0.0693in" fo:margin-bottom="0in" loext:contextual-spacing="false" fo:line-height="100%" fo:text-align="start" style:justify-single-word="false"/>
      <style:text-properties officeooo:paragraph-rsid="003e8e5e"/>
    </style:style>
    <style:style style:name="P44" style:family="paragraph" style:parent-style-name="Normal" style:list-style-name="L9">
      <style:paragraph-properties fo:margin-top="0.0693in" fo:margin-bottom="0in" loext:contextual-spacing="false" fo:line-height="100%" fo:text-align="start" style:justify-single-word="false"/>
    </style:style>
    <style:style style:name="P45" style:family="paragraph" style:parent-style-name="Normal" style:list-style-name="L10">
      <style:paragraph-properties fo:margin-top="0.0693in" fo:margin-bottom="0in" loext:contextual-spacing="false" fo:line-height="100%" fo:text-align="start" style:justify-single-word="false"/>
    </style:style>
    <style:style style:name="P46" style:family="paragraph" style:parent-style-name="Normal" style:list-style-name="L11">
      <style:paragraph-properties fo:margin-top="0.0693in" fo:margin-bottom="0in" loext:contextual-spacing="false" fo:line-height="100%" fo:text-align="start" style:justify-single-word="false"/>
    </style:style>
    <style:style style:name="P47" style:family="paragraph" style:parent-style-name="Normal" style:list-style-name="L11">
      <style:paragraph-properties fo:margin-top="0.0693in" fo:margin-bottom="0in" loext:contextual-spacing="false" fo:line-height="100%" fo:text-align="start" style:justify-single-word="false"/>
      <style:text-properties officeooo:paragraph-rsid="004e56af"/>
    </style:style>
    <style:style style:name="P48" style:family="paragraph" style:parent-style-name="Normal" style:list-style-name="L11">
      <style:paragraph-properties fo:margin-top="0.0693in" fo:margin-bottom="0in" loext:contextual-spacing="false" fo:line-height="100%" fo:text-align="start" style:justify-single-word="false"/>
      <style:text-properties officeooo:paragraph-rsid="004f3a52"/>
    </style:style>
    <style:style style:name="P49" style:family="paragraph" style:parent-style-name="Normal" style:list-style-name="L11">
      <style:paragraph-properties fo:margin-top="0.0693in" fo:margin-bottom="0in" loext:contextual-spacing="false" fo:line-height="100%" fo:text-align="start" style:justify-single-word="false"/>
      <style:text-properties officeooo:paragraph-rsid="00523df1"/>
    </style:style>
    <style:style style:name="P50" style:family="paragraph" style:parent-style-name="Normal" style:list-style-name="L11">
      <style:paragraph-properties fo:margin-top="0.0693in" fo:margin-bottom="0in" loext:contextual-spacing="false" fo:line-height="100%" fo:text-align="start" style:justify-single-word="false"/>
      <style:text-properties officeooo:paragraph-rsid="005f206b"/>
    </style:style>
    <style:style style:name="P51" style:family="paragraph" style:parent-style-name="Normal" style:list-style-name="L1">
      <style:paragraph-properties fo:margin-top="0.0693in" fo:margin-bottom="0in" loext:contextual-spacing="false" fo:line-height="100%" fo:text-align="start" style:justify-single-word="false" fo:padding="0.0291in" fo:border-left="none" fo:border-right="none" fo:border-top="none" fo:border-bottom="0.06pt solid #000000" style:join-border="false"/>
      <style:text-properties officeooo:paragraph-rsid="00188e16"/>
    </style:style>
    <style:style style:name="P52" style:family="paragraph" style:parent-style-name="Normal" style:list-style-name="L1">
      <style:paragraph-properties fo:margin-top="0.0693in" fo:margin-bottom="0in" loext:contextual-spacing="false" fo:line-height="100%" fo:text-align="start" style:justify-single-word="false" fo:padding="0.0291in" fo:border-left="none" fo:border-right="none" fo:border-top="none" fo:border-bottom="0.06pt solid #000000" style:join-border="false"/>
      <style:text-properties officeooo:paragraph-rsid="004113a7"/>
    </style:style>
    <style:style style:name="P53" style:family="paragraph" style:parent-style-name="Normal" style:list-style-name="L8">
      <style:paragraph-properties fo:margin-top="0.0693in" fo:margin-bottom="0in" loext:contextual-spacing="false" fo:line-height="100%" fo:text-align="start" style:justify-single-word="false" fo:padding="0.0291in" fo:border-left="none" fo:border-right="none" fo:border-top="none" fo:border-bottom="0.06pt solid #000000" style:join-border="false"/>
      <style:text-properties officeooo:paragraph-rsid="003bef8d"/>
    </style:style>
    <style:style style:name="P54" style:family="paragraph" style:parent-style-name="Normal" style:list-style-name="L8">
      <style:paragraph-properties fo:margin-top="0.0693in" fo:margin-bottom="0in" loext:contextual-spacing="false" fo:line-height="100%" fo:text-align="start" style:justify-single-word="false" fo:padding="0.0291in" fo:border-left="none" fo:border-right="none" fo:border-top="none" fo:border-bottom="0.06pt solid #000000" style:join-border="false"/>
      <style:text-properties officeooo:paragraph-rsid="004113a7"/>
    </style:style>
    <style:style style:name="P55" style:family="paragraph" style:parent-style-name="Normal" style:list-style-name="L6">
      <style:paragraph-properties fo:margin-top="0.0693in" fo:margin-bottom="0in" loext:contextual-spacing="false" fo:line-height="100%" fo:text-align="start" style:justify-single-word="false" fo:break-before="page"/>
    </style:style>
    <style:style style:name="P56" style:family="paragraph" style:parent-style-name="Paràgraf_20_de_20_llista" style:list-style-name="L2">
      <style:paragraph-properties fo:margin-top="0.0693in" fo:margin-bottom="0in" loext:contextual-spacing="false" fo:line-height="100%" fo:text-align="start" style:justify-single-word="false"/>
    </style:style>
    <style:style style:name="P57" style:family="paragraph" style:parent-style-name="Paràgraf_20_de_20_llista" style:list-style-name="L2">
      <style:paragraph-properties fo:margin-top="0.0693in" fo:margin-bottom="0in" loext:contextual-spacing="false" fo:line-height="100%" fo:text-align="start" style:justify-single-word="false"/>
      <style:text-properties officeooo:paragraph-rsid="000eb9d5"/>
    </style:style>
    <style:style style:name="P58" style:family="paragraph" style:parent-style-name="Paràgraf_20_de_20_llista" style:list-style-name="L2">
      <style:paragraph-properties fo:margin-top="0.0693in" fo:margin-bottom="0in" loext:contextual-spacing="false" fo:line-height="100%" fo:text-align="start" style:justify-single-word="false"/>
      <style:text-properties officeooo:paragraph-rsid="00107304"/>
    </style:style>
    <style:style style:name="P59" style:family="paragraph" style:parent-style-name="Paràgraf_20_de_20_llista" style:list-style-name="L2">
      <style:paragraph-properties fo:margin-top="0.0693in" fo:margin-bottom="0in" loext:contextual-spacing="false" fo:line-height="100%" fo:text-align="start" style:justify-single-word="false"/>
      <style:text-properties officeooo:paragraph-rsid="0013dab7"/>
    </style:style>
    <style:style style:name="P60" style:family="paragraph" style:parent-style-name="Paràgraf_20_de_20_llista" style:list-style-name="L2">
      <style:paragraph-properties fo:margin-top="0.0693in" fo:margin-bottom="0in" loext:contextual-spacing="false" fo:line-height="100%" fo:text-align="start" style:justify-single-word="false"/>
      <style:text-properties officeooo:paragraph-rsid="00167ade"/>
    </style:style>
    <style:style style:name="P61" style:family="paragraph" style:parent-style-name="Paràgraf_20_de_20_llista" style:list-style-name="L3">
      <style:paragraph-properties fo:margin-top="0.0693in" fo:margin-bottom="0in" loext:contextual-spacing="false" fo:line-height="100%" fo:text-align="start" style:justify-single-word="false"/>
    </style:style>
    <style:style style:name="P62" style:family="paragraph" style:parent-style-name="Paràgraf_20_de_20_llista" style:list-style-name="L2">
      <style:paragraph-properties fo:margin-left="0in" fo:margin-right="0in" fo:margin-top="0.0693in" fo:margin-bottom="0in" loext:contextual-spacing="false" fo:line-height="100%" fo:text-align="start" style:justify-single-word="false" fo:text-indent="0in" style:auto-text-indent="false"/>
    </style:style>
    <style:style style:name="T1" style:family="text">
      <style:text-properties fo:color="#595959" style:font-name="Corbel" fo:font-weight="bold" style:font-weight-asian="bold" style:font-name-complex="Gill Sans Light" style:font-weight-complex="bold"/>
    </style:style>
    <style:style style:name="T2" style:family="text">
      <style:text-properties style:font-name="Calibri Light" fo:font-size="12pt" fo:language="ca" fo:country="ES" style:font-size-asian="12pt" style:font-name-complex="Times New Roman" style:font-size-complex="12pt" style:font-weight-complex="bold"/>
    </style:style>
    <style:style style:name="T3" style:family="text">
      <style:text-properties style:font-name="Calibri Light" fo:font-size="12pt" fo:language="ca" fo:country="ES" fo:font-weight="bold" style:font-size-asian="12pt" style:font-weight-asian="bold" style:font-name-complex="Times New Roman" style:font-size-complex="12pt" style:font-weight-complex="bold"/>
    </style:style>
    <style:style style:name="T4" style:family="text">
      <style:text-properties style:font-name="Calibri Light" fo:font-size="12pt" fo:language="ca" fo:country="ES" fo:font-weight="bold" officeooo:rsid="000eb9d5" style:font-size-asian="12pt" style:font-weight-asian="bold" style:font-name-complex="Times New Roman" style:font-size-complex="12pt" style:font-weight-complex="bold"/>
    </style:style>
    <style:style style:name="T5" style:family="text">
      <style:text-properties style:font-name="Calibri Light" fo:font-size="12pt" fo:language="ca" fo:country="ES" fo:font-weight="bold" officeooo:rsid="00107304" style:font-size-asian="12pt" style:font-weight-asian="bold" style:font-name-complex="Times New Roman" style:font-size-complex="12pt" style:font-weight-complex="bold"/>
    </style:style>
    <style:style style:name="T6" style:family="text">
      <style:text-properties style:font-name="Calibri Light" fo:font-size="12pt" fo:language="ca" fo:country="ES" fo:font-weight="bold" officeooo:rsid="00122339" style:font-size-asian="12pt" style:font-weight-asian="bold" style:font-name-complex="Times New Roman" style:font-size-complex="12pt" style:font-weight-complex="bold"/>
    </style:style>
    <style:style style:name="T7" style:family="text">
      <style:text-properties style:font-name="Calibri Light" fo:font-size="12pt" fo:language="ca" fo:country="ES" fo:font-weight="bold" officeooo:rsid="0013dab7" style:font-size-asian="12pt" style:font-weight-asian="bold" style:font-name-complex="Times New Roman" style:font-size-complex="12pt" style:font-weight-complex="bold"/>
    </style:style>
    <style:style style:name="T8" style:family="text">
      <style:text-properties style:font-name="Calibri Light" fo:font-size="12pt" fo:language="ca" fo:country="ES" fo:font-weight="bold" officeooo:rsid="00167ade" style:font-size-asian="12pt" style:font-weight-asian="bold" style:font-name-complex="Times New Roman" style:font-size-complex="12pt" style:font-weight-complex="bold"/>
    </style:style>
    <style:style style:name="T9" style:family="text">
      <style:text-properties style:font-name="Calibri Light" fo:font-size="12pt" fo:language="ca" fo:country="ES" fo:font-weight="bold" officeooo:rsid="00188e16" style:font-size-asian="12pt" style:font-weight-asian="bold" style:font-name-complex="Times New Roman" style:font-size-complex="12pt" style:font-weight-complex="bold"/>
    </style:style>
    <style:style style:name="T10" style:family="text">
      <style:text-properties style:font-name="Calibri Light" fo:font-size="12pt" fo:language="ca" fo:country="ES" fo:font-weight="bold" officeooo:rsid="00234355" style:font-size-asian="12pt" style:font-weight-asian="bold" style:font-name-complex="Times New Roman" style:font-size-complex="12pt" style:font-weight-complex="bold"/>
    </style:style>
    <style:style style:name="T11" style:family="text">
      <style:text-properties style:font-name="Calibri Light" fo:font-size="12pt" fo:language="ca" fo:country="ES" fo:font-weight="bold" officeooo:rsid="0024c5d6" style:font-size-asian="12pt" style:font-weight-asian="bold" style:font-name-complex="Times New Roman" style:font-size-complex="12pt" style:font-weight-complex="bold"/>
    </style:style>
    <style:style style:name="T12" style:family="text">
      <style:text-properties style:font-name="Calibri Light" fo:font-size="12pt" fo:language="ca" fo:country="ES" fo:font-weight="bold" officeooo:rsid="0026a5b5" style:font-size-asian="12pt" style:font-weight-asian="bold" style:font-name-complex="Times New Roman" style:font-size-complex="12pt" style:font-weight-complex="bold"/>
    </style:style>
    <style:style style:name="T13" style:family="text">
      <style:text-properties style:font-name="Calibri Light" fo:font-size="12pt" fo:language="ca" fo:country="ES" fo:font-weight="bold" officeooo:rsid="00274d36" style:font-size-asian="12pt" style:font-weight-asian="bold" style:font-name-complex="Times New Roman" style:font-size-complex="12pt" style:font-weight-complex="bold"/>
    </style:style>
    <style:style style:name="T14" style:family="text">
      <style:text-properties style:font-name="Calibri Light" fo:font-size="12pt" fo:language="ca" fo:country="ES" fo:font-weight="bold" officeooo:rsid="00294191" style:font-size-asian="12pt" style:font-weight-asian="bold" style:font-name-complex="Times New Roman" style:font-size-complex="12pt" style:font-weight-complex="bold"/>
    </style:style>
    <style:style style:name="T15" style:family="text">
      <style:text-properties style:font-name="Calibri Light" fo:font-size="12pt" fo:language="ca" fo:country="ES" fo:font-weight="bold" officeooo:rsid="002abb75" style:font-size-asian="12pt" style:font-weight-asian="bold" style:font-name-complex="Times New Roman" style:font-size-complex="12pt" style:font-weight-complex="bold"/>
    </style:style>
    <style:style style:name="T16" style:family="text">
      <style:text-properties style:font-name="Calibri Light" fo:font-size="12pt" fo:language="ca" fo:country="ES" fo:font-weight="bold" officeooo:rsid="002cbf41" style:font-size-asian="12pt" style:font-weight-asian="bold" style:font-name-complex="Times New Roman" style:font-size-complex="12pt" style:font-weight-complex="bold"/>
    </style:style>
    <style:style style:name="T17" style:family="text">
      <style:text-properties style:font-name="Calibri Light" fo:font-size="12pt" fo:language="ca" fo:country="ES" fo:font-weight="bold" officeooo:rsid="003407ba" style:font-size-asian="12pt" style:font-weight-asian="bold" style:font-name-complex="Times New Roman" style:font-size-complex="12pt" style:font-weight-complex="bold"/>
    </style:style>
    <style:style style:name="T18" style:family="text">
      <style:text-properties style:font-name="Calibri Light" fo:font-size="12pt" fo:language="ca" fo:country="ES" fo:font-weight="bold" officeooo:rsid="00353d1d" style:font-size-asian="12pt" style:font-weight-asian="bold" style:font-name-complex="Times New Roman" style:font-size-complex="12pt" style:font-weight-complex="bold"/>
    </style:style>
    <style:style style:name="T19" style:family="text">
      <style:text-properties style:font-name="Calibri Light" fo:font-size="12pt" fo:language="ca" fo:country="ES" fo:font-weight="bold" officeooo:rsid="00373062" style:font-size-asian="12pt" style:font-weight-asian="bold" style:font-name-complex="Times New Roman" style:font-size-complex="12pt" style:font-weight-complex="bold"/>
    </style:style>
    <style:style style:name="T20" style:family="text">
      <style:text-properties style:font-name="Calibri Light" fo:font-size="12pt" fo:language="ca" fo:country="ES" fo:font-weight="bold" officeooo:rsid="0038edc0" style:font-size-asian="12pt" style:font-weight-asian="bold" style:font-name-complex="Times New Roman" style:font-size-complex="12pt" style:font-weight-complex="bold"/>
    </style:style>
    <style:style style:name="T21" style:family="text">
      <style:text-properties style:font-name="Calibri Light" fo:font-size="12pt" fo:language="ca" fo:country="ES" fo:font-weight="bold" officeooo:rsid="003a7266" style:font-size-asian="12pt" style:font-weight-asian="bold" style:font-name-complex="Times New Roman" style:font-size-complex="12pt" style:font-weight-complex="bold"/>
    </style:style>
    <style:style style:name="T22" style:family="text">
      <style:text-properties style:font-name="Calibri Light" fo:font-size="12pt" fo:language="ca" fo:country="ES" fo:font-weight="bold" officeooo:rsid="003ba81d" style:font-size-asian="12pt" style:font-weight-asian="bold" style:font-name-complex="Times New Roman" style:font-size-complex="12pt" style:font-weight-complex="bold"/>
    </style:style>
    <style:style style:name="T23" style:family="text">
      <style:text-properties style:font-name="Calibri Light" fo:font-size="12pt" fo:language="ca" fo:country="ES" fo:font-weight="bold" officeooo:rsid="003c4e99" style:font-size-asian="12pt" style:font-weight-asian="bold" style:font-name-complex="Times New Roman" style:font-size-complex="12pt" style:font-weight-complex="bold"/>
    </style:style>
    <style:style style:name="T24" style:family="text">
      <style:text-properties style:font-name="Calibri Light" fo:font-size="12pt" fo:language="ca" fo:country="ES" fo:font-weight="bold" officeooo:rsid="003cc59e" style:font-size-asian="12pt" style:font-weight-asian="bold" style:font-name-complex="Times New Roman" style:font-size-complex="12pt" style:font-weight-complex="bold"/>
    </style:style>
    <style:style style:name="T25" style:family="text">
      <style:text-properties style:font-name="Calibri Light" fo:font-size="12pt" fo:language="ca" fo:country="ES" fo:font-weight="bold" officeooo:rsid="003cfc5a" style:font-size-asian="12pt" style:font-weight-asian="bold" style:font-name-complex="Times New Roman" style:font-size-complex="12pt" style:font-weight-complex="bold"/>
    </style:style>
    <style:style style:name="T26" style:family="text">
      <style:text-properties style:font-name="Calibri Light" fo:font-size="12pt" fo:language="ca" fo:country="ES" fo:font-weight="bold" officeooo:rsid="003e8e5e" style:font-size-asian="12pt" style:font-weight-asian="bold" style:font-name-complex="Times New Roman" style:font-size-complex="12pt" style:font-weight-complex="bold"/>
    </style:style>
    <style:style style:name="T27" style:family="text">
      <style:text-properties style:font-name="Calibri Light" fo:font-size="12pt" fo:language="ca" fo:country="ES" fo:font-weight="bold" officeooo:rsid="004113a7" style:font-size-asian="12pt" style:font-weight-asian="bold" style:font-name-complex="Times New Roman" style:font-size-complex="12pt" style:font-weight-complex="bold"/>
    </style:style>
    <style:style style:name="T28" style:family="text">
      <style:text-properties style:font-name="Calibri Light" fo:font-size="12pt" fo:language="ca" fo:country="ES" fo:font-weight="bold" officeooo:rsid="004e56af" style:font-size-asian="12pt" style:font-weight-asian="bold" style:font-name-complex="Times New Roman" style:font-size-complex="12pt" style:font-weight-complex="bold"/>
    </style:style>
    <style:style style:name="T29" style:family="text">
      <style:text-properties style:font-name="Calibri Light" fo:font-size="12pt" fo:language="ca" fo:country="ES" fo:font-weight="bold" officeooo:rsid="004f3a52" style:font-size-asian="12pt" style:font-weight-asian="bold" style:font-name-complex="Times New Roman" style:font-size-complex="12pt" style:font-weight-complex="bold"/>
    </style:style>
    <style:style style:name="T30" style:family="text">
      <style:text-properties style:font-name="Calibri Light" fo:font-size="12pt" fo:language="ca" fo:country="ES" fo:font-weight="bold" officeooo:rsid="00504889" style:font-size-asian="12pt" style:font-weight-asian="bold" style:font-name-complex="Times New Roman" style:font-size-complex="12pt" style:font-weight-complex="bold"/>
    </style:style>
    <style:style style:name="T31" style:family="text">
      <style:text-properties style:font-name="Calibri Light" fo:font-size="12pt" fo:language="ca" fo:country="ES" fo:font-weight="bold" officeooo:rsid="00523df1" style:font-size-asian="12pt" style:font-weight-asian="bold" style:font-name-complex="Times New Roman" style:font-size-complex="12pt" style:font-weight-complex="bold"/>
    </style:style>
    <style:style style:name="T32" style:family="text">
      <style:text-properties style:font-name="Calibri Light" fo:font-size="12pt" fo:language="ca" fo:country="ES" fo:font-weight="bold" officeooo:rsid="00556c2f" style:font-size-asian="12pt" style:font-weight-asian="bold" style:font-name-complex="Times New Roman" style:font-size-complex="12pt" style:font-weight-complex="bold"/>
    </style:style>
    <style:style style:name="T33" style:family="text">
      <style:text-properties style:font-name="Calibri Light" fo:font-size="12pt" fo:language="ca" fo:country="ES" fo:font-weight="bold" officeooo:rsid="005666a6" style:font-size-asian="12pt" style:font-weight-asian="bold" style:font-name-complex="Times New Roman" style:font-size-complex="12pt" style:font-weight-complex="bold"/>
    </style:style>
    <style:style style:name="T34" style:family="text">
      <style:text-properties style:font-name="Calibri Light" fo:font-size="12pt" fo:language="ca" fo:country="ES" fo:font-weight="bold" officeooo:rsid="005f206b" style:font-size-asian="12pt" style:font-weight-asian="bold" style:font-name-complex="Times New Roman" style:font-size-complex="12pt" style:font-weight-complex="bold"/>
    </style:style>
    <style:style style:name="T35" style:family="text">
      <style:text-properties style:text-position="sub 67%" style:font-name="Calibri Light" fo:font-size="12pt" fo:language="ca" fo:country="ES" style:font-size-asian="12pt" style:font-name-complex="Times New Roman" style:font-size-complex="12pt" style:font-weight-complex="bold"/>
    </style:style>
    <style:style style:name="T36" style:family="text">
      <style:text-properties officeooo:rsid="000c1271"/>
    </style:style>
    <style:style style:name="T37" style:family="text">
      <style:text-properties officeooo:rsid="00274d36"/>
    </style:style>
    <style:style style:name="T38" style:family="text">
      <style:text-properties fo:color="#800000" style:font-name="Calibri Light" fo:font-size="12pt" fo:language="ca" fo:country="ES" fo:font-weight="bold" officeooo:rsid="00274d36" style:font-size-asian="12pt" style:font-weight-asian="bold" style:font-name-complex="Times New Roman" style:font-size-complex="12pt" style:font-weight-complex="bold"/>
    </style:style>
    <style:style style:name="T39" style:family="text">
      <style:text-properties fo:color="#800000" style:font-name="Calibri Light" fo:font-size="12pt" fo:language="ca" fo:country="ES" fo:font-weight="bold" officeooo:rsid="002abb75" style:font-size-asian="12pt" style:font-weight-asian="bold" style:font-name-complex="Times New Roman" style:font-size-complex="12pt" style:font-weight-complex="bold"/>
    </style:style>
    <style:style style:name="T40" style:family="text">
      <style:text-properties fo:color="#800000" style:font-name="Calibri Light" fo:font-size="12pt" fo:language="ca" fo:country="ES" fo:font-weight="bold" officeooo:rsid="00188e16" style:font-size-asian="12pt" style:font-weight-asian="bold" style:font-name-complex="Times New Roman" style:font-size-complex="12pt" style:font-weight-complex="bold"/>
    </style:style>
    <style:style style:name="T41" style:family="text">
      <style:text-properties fo:color="#800000" style:font-name="Calibri Light" fo:font-size="12pt" fo:language="ca" fo:country="ES" fo:font-weight="bold" officeooo:rsid="002e1698" style:font-size-asian="12pt" style:font-weight-asian="bold" style:font-name-complex="Times New Roman" style:font-size-complex="12pt" style:font-weight-complex="bold"/>
    </style:style>
    <style:style style:name="T42" style:family="text">
      <style:text-properties fo:color="#800000" style:font-name="Calibri Light" fo:font-size="12pt" fo:language="ca" fo:country="ES" fo:font-weight="bold" officeooo:rsid="003cfc5a" style:font-size-asian="12pt" style:font-weight-asian="bold" style:font-name-complex="Times New Roman" style:font-size-complex="12pt" style:font-weight-complex="bold"/>
    </style:style>
    <style:style style:name="T43" style:family="text">
      <style:text-properties fo:color="#800000" style:font-name="Calibri Light" fo:font-size="12pt" fo:language="ca" fo:country="ES" fo:font-weight="bold" officeooo:rsid="0024c5d6" style:font-size-asian="12pt" style:font-weight-asian="bold" style:font-name-complex="Times New Roman" style:font-size-complex="12pt" style:font-weight-complex="bold"/>
    </style:style>
    <style:style style:name="T44" style:family="text">
      <style:text-properties fo:color="#800000" style:font-name="Calibri Light" fo:font-size="12pt" fo:language="ca" fo:country="ES" fo:font-weight="bold" officeooo:rsid="003fa68e" style:font-size-asian="12pt" style:font-weight-asian="bold" style:font-name-complex="Times New Roman" style:font-size-complex="12pt" style:font-weight-complex="bold"/>
    </style:style>
    <style:style style:name="T45" style:family="text">
      <style:text-properties fo:color="#800000" style:font-name="Calibri Light" fo:font-size="12pt" fo:language="ca" fo:country="ES" fo:font-weight="bold" officeooo:rsid="004e56af" style:font-size-asian="12pt" style:font-weight-asian="bold" style:font-name-complex="Times New Roman" style:font-size-complex="12pt" style:font-weight-complex="bold"/>
    </style:style>
    <style:style style:name="T46" style:family="text">
      <style:text-properties fo:color="#800000" style:font-name="Calibri Light" fo:font-size="12pt" fo:language="ca" fo:country="ES" fo:font-weight="bold" officeooo:rsid="0038edc0" style:font-size-asian="12pt" style:font-weight-asian="bold" style:font-name-complex="Times New Roman" style:font-size-complex="12pt" style:font-weight-complex="bold"/>
    </style:style>
    <style:style style:name="T47" style:family="text">
      <style:text-properties fo:color="#800000" style:font-name="Calibri Light" fo:font-size="12pt" fo:language="ca" fo:country="ES" fo:font-weight="bold" officeooo:rsid="00523df1" style:font-size-asian="12pt" style:font-weight-asian="bold" style:font-name-complex="Times New Roman" style:font-size-complex="12pt" style:font-weight-complex="bold"/>
    </style:style>
    <style:style style:name="T48" style:family="text">
      <style:text-properties fo:color="#800000" style:font-name="Calibri Light" fo:font-size="12pt" fo:language="ca" fo:country="ES" fo:font-weight="bold" officeooo:rsid="005f206b" style:font-size-asian="12pt" style:font-weight-asian="bold" style:font-name-complex="Times New Roman" style:font-size-complex="12pt" style:font-weight-complex="bold"/>
    </style:style>
    <style:style style:name="T49" style:family="text">
      <style:text-properties fo:color="#800000" fo:font-size="12pt" fo:font-weight="bold" officeooo:rsid="0052f9be" style:font-size-asian="12pt" style:font-weight-asian="bold" style:font-name-complex="Times New Roman" style:font-size-complex="12pt" style:font-weight-complex="bold"/>
    </style:style>
    <style:style style:name="T50" style:family="text">
      <style:text-properties officeooo:rsid="002f9a35"/>
    </style:style>
    <style:style style:name="T51" style:family="text">
      <style:text-properties officeooo:rsid="003002b6"/>
    </style:style>
    <style:style style:name="T52" style:family="text">
      <style:text-properties officeooo:rsid="004113a7"/>
    </style:style>
    <style:style style:name="T53" style:family="text">
      <style:text-properties officeooo:rsid="00443345"/>
    </style:style>
    <style:style style:name="T54" style:family="text">
      <style:text-properties officeooo:rsid="00453001"/>
    </style:style>
    <style:style style:name="T55" style:family="text">
      <style:text-properties officeooo:rsid="0046a567"/>
    </style:style>
    <style:style style:name="T56" style:family="text">
      <style:text-properties officeooo:rsid="0048e888"/>
    </style:style>
    <style:style style:name="T57" style:family="text">
      <style:text-properties fo:font-size="12pt" fo:font-weight="bold" officeooo:rsid="00523df1" style:font-size-asian="12pt" style:font-weight-asian="bold" style:font-name-complex="Times New Roman" style:font-size-complex="12pt" style:font-weight-complex="bold"/>
    </style:style>
    <style:style style:name="T58" style:family="text">
      <style:text-properties fo:font-size="12pt" fo:font-weight="bold" officeooo:rsid="0052f9be" style:font-size-asian="12pt" style:font-weight-asian="bold" style:font-name-complex="Times New Roman" style:font-size-complex="12pt" style:font-weight-complex="bold"/>
    </style:style>
    <style:style style:name="T59" style:family="text">
      <style:text-properties fo:font-size="12pt" fo:font-weight="bold" officeooo:rsid="005395db" style:font-size-asian="12pt" style:font-weight-asian="bold" style:font-name-complex="Times New Roman" style:font-size-complex="12pt" style:font-weight-complex="bold"/>
    </style:style>
    <style:style style:name="T60" style:family="text">
      <style:text-properties fo:font-size="12pt" fo:font-weight="bold" officeooo:rsid="0054f316" style:font-size-asian="12pt" style:font-weight-asian="bold" style:font-name-complex="Times New Roman" style:font-size-complex="12pt" style:font-weight-complex="bold"/>
    </style:style>
    <style:style style:name="T61" style:family="text">
      <style:text-properties fo:font-size="12pt" fo:font-weight="bold" officeooo:rsid="005a2492" style:font-size-asian="12pt" style:font-weight-asian="bold" style:font-name-complex="Times New Roman" style:font-size-complex="12pt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19LVL1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2" text:style-name="WW_5f_CharLFO19LVL2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text:style-name="WW_5f_CharLFO19LVL3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text:style-name="WW_5f_CharLFO19LVL4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WW_5f_CharLFO19LVL5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text:style-name="WW_5f_CharLFO19LVL6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text:style-name="WW_5f_CharLFO19LVL7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WW_5f_CharLFO19LVL8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text:style-name="WW_5f_CharLFO19LVL9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start-value="4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start-value="5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start-value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 text:start-value="4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list xml:id="list7762993847735542469" text:style-name="L1">
        <text:list-item>
          <text:p text:style-name="P26"><text:span text:style-name="Tipus_20_de_20_lletra_20_per_20_defecte_20_del_20_paràgraf"><text:span text:style-name="T2">Donada la xarxa 192.168.0.0/24, volem crear 3 subxarxes que tinguin 33 dispositius cadascuna d'elles.</text:span></text:span></text:p>
        </text:list-item>
      </text:list>
      <text:p text:style-name="P6"><text:span text:style-name="Tipus_20_de_20_lletra_20_per_20_defecte_20_del_20_paràgraf"><text:span text:style-name="T2"/>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9">192.168.0.0/24</text:p>
            <text:p text:style-name="P18">11111111.11111111.11111111.00000000 /24 → 2^8-2 = 254 hosts <text:span text:style-name="T36">assignables</text:span></text:p>
            <text:p text:style-name="P18">11111111.11111111.11111111.11100000 /27 → 2^5-2 = 30 host <text:span text:style-name="T36">assignables</text:span></text:p>
            <text:p text:style-name="P19">11111111.11111111.11111111.11000000 /26 → 2^6-2 = 62 host <text:span text:style-name="T36">assignables</text:span></text:p>
            <text:p text:style-name="P20">255.255.255.192 (Format decimal)</text:p>
            <table:table table:name="Table6" table:style-name="Table6">
              <table:table-column table:style-name="Table6.A" table:number-columns-repeated="3"/>
              <table:table-column table:style-name="Table6.D"/>
              <table:table-row>
                <table:table-cell table:style-name="Table6.A1" office:value-type="string">
                  <text:p text:style-name="P21">Subxarxa</text:p>
                </table:table-cell>
                <table:table-cell table:style-name="Table6.A1" office:value-type="string">
                  <text:p text:style-name="P21">Primer ip assignable</text:p>
                </table:table-cell>
                <table:table-cell table:style-name="Table6.A1" office:value-type="string">
                  <text:p text:style-name="P21">Últim ip assignable</text:p>
                </table:table-cell>
                <table:table-cell table:style-name="Table6.D1" office:value-type="string">
                  <text:p text:style-name="P21">Broadcast</text:p>
                </table:table-cell>
              </table:table-row>
              <table:table-row>
                <table:table-cell table:style-name="Table6.A2" office:value-type="string">
                  <text:p text:style-name="P21">192.168.0.0/26</text:p>
                </table:table-cell>
                <table:table-cell table:style-name="Table6.A2" office:value-type="string">
                  <text:p text:style-name="P21">192.168.0.1/26</text:p>
                </table:table-cell>
                <table:table-cell table:style-name="Table6.A2" office:value-type="string">
                  <text:p text:style-name="P21">192.168.0.62/26</text:p>
                </table:table-cell>
                <table:table-cell table:style-name="Table6.D2" office:value-type="string">
                  <text:p text:style-name="P21">192.168.0.63/26</text:p>
                </table:table-cell>
              </table:table-row>
              <table:table-row>
                <table:table-cell table:style-name="Table6.A2" office:value-type="string">
                  <text:p text:style-name="P22">192.168.0.64/26</text:p>
                </table:table-cell>
                <table:table-cell table:style-name="Table6.A2" office:value-type="string">
                  <text:p text:style-name="P22">192.168.0.65/26</text:p>
                </table:table-cell>
                <table:table-cell table:style-name="Table6.A2" office:value-type="string">
                  <text:p text:style-name="P22">192.168.0.126/26</text:p>
                </table:table-cell>
                <table:table-cell table:style-name="Table6.D2" office:value-type="string">
                  <text:p text:style-name="P22">192.168.0.127/26</text:p>
                </table:table-cell>
              </table:table-row>
              <table:table-row>
                <table:table-cell table:style-name="Table6.A2" office:value-type="string">
                  <text:p text:style-name="P22">192.168.0.128/26</text:p>
                </table:table-cell>
                <table:table-cell table:style-name="Table6.A2" office:value-type="string">
                  <text:p text:style-name="P22">192.168.0.129/26</text:p>
                </table:table-cell>
                <table:table-cell table:style-name="Table6.A2" office:value-type="string">
                  <text:p text:style-name="P22">192.168.0.190/26</text:p>
                </table:table-cell>
                <table:table-cell table:style-name="Table6.D2" office:value-type="string">
                  <text:p text:style-name="P22">192.168.0.191/26</text:p>
                </table:table-cell>
              </table:table-row>
            </table:table>
            <text:p text:style-name="P18"/>
          </table:table-cell>
        </table:table-row>
      </table:table>
      <text:p text:style-name="P6"/>
      <text:list xml:id="list8116906876174790762" text:style-name="L2">
        <text:list-item>
          <text:p text:style-name="P56"><text:span text:style-name="Tipus_20_de_20_lletra_20_per_20_defecte_20_del_20_paràgraf"><text:span text:style-name="T2">Quina màscara de xarxa haurem d'utilitzar?</text:span></text:span></text:p>
          <text:p text:style-name="P57"><text:span text:style-name="Tipus_20_de_20_lletra_20_per_20_defecte_20_del_20_paràgraf"><text:span text:style-name="T4">La m</text:span></text:span><text:span text:style-name="Tipus_20_de_20_lletra_20_per_20_defecte_20_del_20_paràgraf"><text:span text:style-name="T5">àscara que hauríem d’utilitzar es la /26 ja que segons la formula (2^n* (*n = numero de bits que necessiten per a la xarxa)), el mínim de 3 xarxes es 2^2 = 4 xarxes, però per poder limitar-ho a 33 xarxes, hauríem d’utilitzar la /26. Amb aquesta màscara fixa per a la subxarxa tenim:</text:span></text:span></text:p>
          <text:list>
            <text:list-item>
              <text:p text:style-name="P58"><text:span text:style-name="Tipus_20_de_20_lletra_20_per_20_defecte_20_del_20_paràgraf"><text:span text:style-name="T5">2^6-2 = Numero de hosts disponibles per a cada subxarxa </text:span></text:span><text:span text:style-name="Tipus_20_de_20_lletra_20_per_20_defecte_20_del_20_paràgraf"><text:span text:style-name="T6">= 62</text:span></text:span></text:p>
            </text:list-item>
          </text:list>
        </text:list-item>
        <text:list-item>
          <text:p text:style-name="P56"><text:span text:style-name="Tipus_20_de_20_lletra_20_per_20_defecte_20_del_20_paràgraf"><text:span text:style-name="T2">Quines seran les adreces de cada una de les xarxes?</text:span></text:span></text:p>
          <text:list>
            <text:list-item>
              <text:p text:style-name="P59"><text:span text:style-name="Tipus_20_de_20_lletra_20_per_20_defecte_20_del_20_paràgraf"><text:span text:style-name="T7">192.168.0.0/26</text:span></text:span></text:p>
            </text:list-item>
            <text:list-item>
              <text:p text:style-name="P59"><text:span text:style-name="Tipus_20_de_20_lletra_20_per_20_defecte_20_del_20_paràgraf"><text:span text:style-name="T7">192.168.0.64/26</text:span></text:span></text:p>
            </text:list-item>
            <text:list-item>
              <text:p text:style-name="P59"><text:span text:style-name="Tipus_20_de_20_lletra_20_per_20_defecte_20_del_20_paràgraf"><text:span text:style-name="T7">192.168.0.128/26</text:span></text:span></text:p>
            </text:list-item>
          </text:list>
        </text:list-item>
        <text:list-item>
          <text:p text:style-name="P56"><text:soft-page-break/><text:span text:style-name="Tipus_20_de_20_lletra_20_per_20_defecte_20_del_20_paràgraf"><text:span text:style-name="T2">En cas que necessitéssim posar 64 dispositius per xarxa, què passaria?</text:span></text:span></text:p>
          <text:list>
            <text:list-item>
              <text:p text:style-name="P60"><text:span text:style-name="Tipus_20_de_20_lletra_20_per_20_defecte_20_del_20_paràgraf"><text:span text:style-name="T8">En cas de tenir 64 dispositius per xarxa, passaríem a ser una màscara /25 ja que segons aquesta màscara:</text:span></text:span></text:p>
              <text:list>
                <text:list-item>
                  <text:p text:style-name="P60"><text:span text:style-name="Tipus_20_de_20_lletra_20_per_20_defecte_20_del_20_paràgraf"><text:span text:style-name="T8">Segons la formula per saber els hosts per la subxarxa (2^n-2) = 2^7-2 = 126 hosts per subxarxa.</text:span></text:span></text:p>
                </text:list-item>
              </text:list>
              <text:p text:style-name="P62"><text:span text:style-name="Tipus_20_de_20_lletra_20_per_20_defecte_20_del_20_paràgraf"><text:span text:style-name="T3"/></text:span></text:p>
            </text:list-item>
          </text:list>
        </text:list-item>
      </text:list>
      <text:list xml:id="list85130543969843" text:style-name="L1">
        <text:list-item>
          <text:p text:style-name="P26"><text:span text:style-name="Tipus_20_de_20_lletra_20_per_20_defecte_20_del_20_paràgraf"><text:span text:style-name="T2">Donada la xarxa 10.192.172.0/22, volem fer 5 subxarxes.</text:span></text:span></text:p>
          <text:list>
            <text:list-item>
              <text:p text:style-name="P26"><text:span text:style-name="Tipus_20_de_20_lletra_20_per_20_defecte_20_del_20_paràgraf"><text:span text:style-name="T2">Quants bits necessites per ampliar la Màscara de Xarxa (MX) per tal de poder fer aquestes 5 subxarxes?</text:span></text:span></text:p>
              <text:list>
                <text:list-item>
                  <text:p text:style-name="P27"><text:span text:style-name="Tipus_20_de_20_lletra_20_per_20_defecte_20_del_20_paràgraf"><text:span text:style-name="T9">Necessitem com a mínim 2^3 = 8 subxarxes per poder dur a terme 5 subxarxes.</text:span></text:span></text:p>
                </text:list-item>
                <text:list-item>
                  <text:p text:style-name="P28"><text:span text:style-name="Tipus_20_de_20_lletra_20_per_20_defecte_20_del_20_paràgraf"><text:span text:style-name="T18">Tenim</text:span></text:span><text:span text:style-name="Tipus_20_de_20_lletra_20_per_20_defecte_20_del_20_paràgraf"><text:span text:style-name="T10"> la màscara /22 </text:span></text:span><text:span text:style-name="Tipus_20_de_20_lletra_20_per_20_defecte_20_del_20_paràgraf"><text:span text:style-name="T18">però per a fer la nova subxarxa /25</text:span></text:span><text:span text:style-name="Tipus_20_de_20_lletra_20_per_20_defecte_20_del_20_paràgraf"><text:span text:style-name="T10">.</text:span></text:span></text:p>
                </text:list-item>
              </text:list>
            </text:list-item>
            <text:list-item>
              <text:p text:style-name="P26"><text:span text:style-name="Tipus_20_de_20_lletra_20_per_20_defecte_20_del_20_paràgraf"><text:span text:style-name="T2">Dóna la nova MX, tant en format decimal com en binari.</text:span></text:span></text:p>
              <text:list>
                <text:list-item>
                  <text:p text:style-name="P29"><text:span text:style-name="Tipus_20_de_20_lletra_20_per_20_defecte_20_del_20_paràgraf"><text:span text:style-name="T11">Binari IP: <text:s text:c="2"/>0000</text:span></text:span><text:span text:style-name="Tipus_20_de_20_lletra_20_per_20_defecte_20_del_20_paràgraf"><text:span text:style-name="T12">1</text:span></text:span><text:span text:style-name="Tipus_20_de_20_lletra_20_per_20_defecte_20_del_20_paràgraf"><text:span text:style-name="T11">0</text:span></text:span><text:span text:style-name="Tipus_20_de_20_lletra_20_per_20_defecte_20_del_20_paràgraf"><text:span text:style-name="T12">1</text:span></text:span><text:span text:style-name="Tipus_20_de_20_lletra_20_per_20_defecte_20_del_20_paràgraf"><text:span text:style-name="T11">0.11000000.10101100.00000000</text:span></text:span></text:p>
                </text:list-item>
                <text:list-item>
                  <text:p text:style-name="P27"><text:span text:style-name="Tipus_20_de_20_lletra_20_per_20_defecte_20_del_20_paràgraf"><text:span text:style-name="T9">Binari </text:span></text:span><text:span text:style-name="Tipus_20_de_20_lletra_20_per_20_defecte_20_del_20_paràgraf"><text:span text:style-name="T11">MX</text:span></text:span><text:span text:style-name="Tipus_20_de_20_lletra_20_per_20_defecte_20_del_20_paràgraf"><text:span text:style-name="T9">: 11111111.11111111.11111100.00000000</text:span></text:span></text:p>
                </text:list-item>
                <text:list-item>
                  <text:p text:style-name="P51"><text:span text:style-name="Tipus_20_de_20_lletra_20_per_20_defecte_20_del_20_paràgraf"><text:span text:style-name="T9">Decimal: 255.255.252.0</text:span></text:span></text:p>
                </text:list-item>
                <text:list-item>
                  <text:p text:style-name="P30"><text:span text:style-name="Tipus_20_de_20_lletra_20_per_20_defecte_20_del_20_paràgraf"><text:span text:style-name="T9">Binari </text:span></text:span><text:span text:style-name="Tipus_20_de_20_lletra_20_per_20_defecte_20_del_20_paràgraf"><text:span text:style-name="T16">NOU</text:span></text:span><text:span text:style-name="Tipus_20_de_20_lletra_20_per_20_defecte_20_del_20_paràgraf"><text:span text:style-name="T9"> </text:span></text:span><text:span text:style-name="Tipus_20_de_20_lletra_20_per_20_defecte_20_del_20_paràgraf"><text:span text:style-name="T11">MX</text:span></text:span><text:span text:style-name="Tipus_20_de_20_lletra_20_per_20_defecte_20_del_20_paràgraf"><text:span text:style-name="T9">: 11111111.11111111.111111</text:span></text:span><text:span text:style-name="Tipus_20_de_20_lletra_20_per_20_defecte_20_del_20_paràgraf"><text:span text:style-name="T41">11</text:span></text:span><text:span text:style-name="Tipus_20_de_20_lletra_20_per_20_defecte_20_del_20_paràgraf"><text:span text:style-name="T40">.</text:span></text:span><text:span text:style-name="Tipus_20_de_20_lletra_20_per_20_defecte_20_del_20_paràgraf"><text:span text:style-name="T41">1</text:span></text:span><text:span text:style-name="Tipus_20_de_20_lletra_20_per_20_defecte_20_del_20_paràgraf"><text:span text:style-name="T9">0000000</text:span></text:span></text:p>
                </text:list-item>
                <text:list-item>
                  <text:p text:style-name="P52"><text:span text:style-name="Tipus_20_de_20_lletra_20_per_20_defecte_20_del_20_paràgraf"><text:span text:style-name="T9">Decimal: 255.255.252.</text:span></text:span><text:span text:style-name="Tipus_20_de_20_lletra_20_per_20_defecte_20_del_20_paràgraf"><text:span text:style-name="T27">128</text:span></text:span></text:p>
                </text:list-item>
                <text:list-item>
                  <text:p text:style-name="P31"><text:span text:style-name="Tipus_20_de_20_lletra_20_per_20_defecte_20_del_20_paràgraf"><text:span text:style-name="T13">Subxarxa</text:span></text:span><text:span text:style-name="Tipus_20_de_20_lletra_20_per_20_defecte_20_del_20_paràgraf"><text:span text:style-name="T14">1</text:span></text:span><text:span text:style-name="Tipus_20_de_20_lletra_20_per_20_defecte_20_del_20_paràgraf"><text:span text:style-name="T13">: 00001010.11000000.101011</text:span></text:span><text:span text:style-name="Tipus_20_de_20_lletra_20_per_20_defecte_20_del_20_paràgraf"><text:span text:style-name="T38">00.0</text:span></text:span><text:span text:style-name="Tipus_20_de_20_lletra_20_per_20_defecte_20_del_20_paràgraf"><text:span text:style-name="T13">0000000</text:span></text:span></text:p>
                </text:list-item>
                <text:list-item>
                  <text:p text:style-name="P31"><text:span text:style-name="Tipus_20_de_20_lletra_20_per_20_defecte_20_del_20_paràgraf"><text:span text:style-name="T13">Subxarxa</text:span></text:span><text:span text:style-name="Tipus_20_de_20_lletra_20_per_20_defecte_20_del_20_paràgraf"><text:span text:style-name="T14">2</text:span></text:span><text:span text:style-name="Tipus_20_de_20_lletra_20_per_20_defecte_20_del_20_paràgraf"><text:span text:style-name="T13">: 00001010.11000000.101011</text:span></text:span><text:span text:style-name="Tipus_20_de_20_lletra_20_per_20_defecte_20_del_20_paràgraf"><text:span text:style-name="T38">00.1</text:span></text:span><text:span text:style-name="Tipus_20_de_20_lletra_20_per_20_defecte_20_del_20_paràgraf"><text:span text:style-name="T13">0000000</text:span></text:span></text:p>
                </text:list-item>
                <text:list-item>
                  <text:p text:style-name="P31"><text:span text:style-name="Tipus_20_de_20_lletra_20_per_20_defecte_20_del_20_paràgraf"><text:span text:style-name="T13">Subxarxa</text:span></text:span><text:span text:style-name="Tipus_20_de_20_lletra_20_per_20_defecte_20_del_20_paràgraf"><text:span text:style-name="T14">3</text:span></text:span><text:span text:style-name="Tipus_20_de_20_lletra_20_per_20_defecte_20_del_20_paràgraf"><text:span text:style-name="T13">: 00001010.11000000.101011</text:span></text:span><text:span text:style-name="Tipus_20_de_20_lletra_20_per_20_defecte_20_del_20_paràgraf"><text:span text:style-name="T38">01.0</text:span></text:span><text:span text:style-name="Tipus_20_de_20_lletra_20_per_20_defecte_20_del_20_paràgraf"><text:span text:style-name="T13">0000000</text:span></text:span></text:p>
                </text:list-item>
                <text:list-item>
                  <text:p text:style-name="P31"><text:span text:style-name="Tipus_20_de_20_lletra_20_per_20_defecte_20_del_20_paràgraf"><text:span text:style-name="T13">Subxarxa</text:span></text:span><text:span text:style-name="Tipus_20_de_20_lletra_20_per_20_defecte_20_del_20_paràgraf"><text:span text:style-name="T14">4</text:span></text:span><text:span text:style-name="Tipus_20_de_20_lletra_20_per_20_defecte_20_del_20_paràgraf"><text:span text:style-name="T13">: 00001010.11000000.101011</text:span></text:span><text:span text:style-name="Tipus_20_de_20_lletra_20_per_20_defecte_20_del_20_paràgraf"><text:span text:style-name="T38">01.1</text:span></text:span><text:span text:style-name="Tipus_20_de_20_lletra_20_per_20_defecte_20_del_20_paràgraf"><text:span text:style-name="T13">0000000</text:span></text:span></text:p>
                </text:list-item>
                <text:list-item>
                  <text:p text:style-name="P31"><text:span text:style-name="Tipus_20_de_20_lletra_20_per_20_defecte_20_del_20_paràgraf"><text:span text:style-name="T13">Subxarxa</text:span></text:span><text:span text:style-name="Tipus_20_de_20_lletra_20_per_20_defecte_20_del_20_paràgraf"><text:span text:style-name="T14">5</text:span></text:span><text:span text:style-name="Tipus_20_de_20_lletra_20_per_20_defecte_20_del_20_paràgraf"><text:span text:style-name="T13">: 00001010.11000000.101011</text:span></text:span><text:span text:style-name="Tipus_20_de_20_lletra_20_per_20_defecte_20_del_20_paràgraf"><text:span text:style-name="T38">10.0</text:span></text:span><text:span text:style-name="Tipus_20_de_20_lletra_20_per_20_defecte_20_del_20_paràgraf"><text:span text:style-name="T13">0000000</text:span></text:span></text:p>
                </text:list-item>
                <text:list-item>
                  <text:p text:style-name="P31"><text:span text:style-name="Tipus_20_de_20_lletra_20_per_20_defecte_20_del_20_paràgraf"><text:span text:style-name="T13">Subxarxa</text:span></text:span><text:span text:style-name="Tipus_20_de_20_lletra_20_per_20_defecte_20_del_20_paràgraf"><text:span text:style-name="T14">6</text:span></text:span><text:span text:style-name="Tipus_20_de_20_lletra_20_per_20_defecte_20_del_20_paràgraf"><text:span text:style-name="T13">: 00001010.11000000.101011</text:span></text:span><text:span text:style-name="Tipus_20_de_20_lletra_20_per_20_defecte_20_del_20_paràgraf"><text:span text:style-name="T38">10.</text:span></text:span><text:span text:style-name="Tipus_20_de_20_lletra_20_per_20_defecte_20_del_20_paràgraf"><text:span text:style-name="T39">1</text:span></text:span><text:span text:style-name="Tipus_20_de_20_lletra_20_per_20_defecte_20_del_20_paràgraf"><text:span text:style-name="T13">0000000</text:span></text:span></text:p>
                </text:list-item>
                <text:list-item>
                  <text:p text:style-name="P31"><text:span text:style-name="Tipus_20_de_20_lletra_20_per_20_defecte_20_del_20_paràgraf"><text:span text:style-name="T13">Subxarxa</text:span></text:span><text:span text:style-name="Tipus_20_de_20_lletra_20_per_20_defecte_20_del_20_paràgraf"><text:span text:style-name="T14">7</text:span></text:span><text:span text:style-name="Tipus_20_de_20_lletra_20_per_20_defecte_20_del_20_paràgraf"><text:span text:style-name="T13">: 00001010.11000000.101011</text:span></text:span><text:span text:style-name="Tipus_20_de_20_lletra_20_per_20_defecte_20_del_20_paràgraf"><text:span text:style-name="T38">1</text:span></text:span><text:span text:style-name="Tipus_20_de_20_lletra_20_per_20_defecte_20_del_20_paràgraf"><text:span text:style-name="T39">1</text:span></text:span><text:span text:style-name="Tipus_20_de_20_lletra_20_per_20_defecte_20_del_20_paràgraf"><text:span text:style-name="T38">.0</text:span></text:span><text:span text:style-name="Tipus_20_de_20_lletra_20_per_20_defecte_20_del_20_paràgraf"><text:span text:style-name="T13">0000000</text:span></text:span></text:p>
                </text:list-item>
                <text:list-item>
                  <text:p text:style-name="P32"><text:span text:style-name="Tipus_20_de_20_lletra_20_per_20_defecte_20_del_20_paràgraf"><text:span text:style-name="T13">Subxarxa</text:span></text:span><text:span text:style-name="Tipus_20_de_20_lletra_20_per_20_defecte_20_del_20_paràgraf"><text:span text:style-name="T15">8</text:span></text:span><text:span text:style-name="Tipus_20_de_20_lletra_20_per_20_defecte_20_del_20_paràgraf"><text:span text:style-name="T13">: 00001010.11000000.101011</text:span></text:span><text:span text:style-name="Tipus_20_de_20_lletra_20_per_20_defecte_20_del_20_paràgraf"><text:span text:style-name="T38">1</text:span></text:span><text:span text:style-name="Tipus_20_de_20_lletra_20_per_20_defecte_20_del_20_paràgraf"><text:span text:style-name="T39">1</text:span></text:span><text:span text:style-name="Tipus_20_de_20_lletra_20_per_20_defecte_20_del_20_paràgraf"><text:span text:style-name="T38">.</text:span></text:span><text:span text:style-name="Tipus_20_de_20_lletra_20_per_20_defecte_20_del_20_paràgraf"><text:span text:style-name="T39">1</text:span></text:span><text:span text:style-name="Tipus_20_de_20_lletra_20_per_20_defecte_20_del_20_paràgraf"><text:span text:style-name="T13">0000000</text:span></text:span></text:p>
                </text:list-item>
              </text:list>
            </text:list-item>
          </text:list>
        </text:list-item>
      </text:list>
      <text:p text:style-name="P6"><text:span text:style-name="Tipus_20_de_20_lletra_20_per_20_defecte_20_del_20_paràgraf"><text:span text:style-name="T2"/></text:span></text:p>
      <text:p text:style-name="P6"><text:span text:style-name="Tipus_20_de_20_lletra_20_per_20_defecte_20_del_20_paràgraf"><text:span text:style-name="T2"/></text:span></text:p>
      <text:p text:style-name="P6"><text:span text:style-name="Tipus_20_de_20_lletra_20_per_20_defecte_20_del_20_paràgraf"><text:span text:style-name="T2"/></text:span></text:p>
      <text:p text:style-name="P6"><text:span text:style-name="Tipus_20_de_20_lletra_20_per_20_defecte_20_del_20_paràgraf"><text:span text:style-name="T2"/></text:span></text:p>
      <text:p text:style-name="P6"><text:span text:style-name="Tipus_20_de_20_lletra_20_per_20_defecte_20_del_20_paràgraf"><text:span text:style-name="T2"/></text:span></text:p>
      <text:p text:style-name="P6"><text:soft-page-break/><text:span text:style-name="Tipus_20_de_20_lletra_20_per_20_defecte_20_del_20_paràgraf"><text:span text:style-name="T2"/></text:span></text:p>
      <text:p text:style-name="P6"><text:span text:style-name="Tipus_20_de_20_lletra_20_per_20_defecte_20_del_20_paràgraf"><text:span text:style-name="T2"/></text:span></text:p>
      <text:list xml:id="list125756748123445" text:continue-numbering="true" text:style-name="L1">
        <text:list-item>
          <text:list>
            <text:list-item>
              <text:p text:style-name="P26"><text:span text:style-name="Tipus_20_de_20_lletra_20_per_20_defecte_20_del_20_paràgraf"><text:span text:style-name="T2">Per cada subxarxa nova que has de crear, indica</text:span></text:span></text:p>
            </text:list-item>
          </text:list>
        </text:list-item>
      </text:list>
      <text:list xml:id="list4438526353909272913" text:style-name="L3">
        <text:list-item>
          <text:p text:style-name="P61"><text:span text:style-name="Tipus_20_de_20_lletra_20_per_20_defecte_20_del_20_paràgraf"><text:span text:style-name="T2">L'adreça de xarxa, en format decimal i en binari</text:span></text:span></text:p>
        </text:list-item>
        <text:list-item>
          <text:p text:style-name="P61"><text:span text:style-name="Tipus_20_de_20_lletra_20_per_20_defecte_20_del_20_paràgraf"><text:span text:style-name="T2">L'adreça de broadcast extern, en format decimal i en binari</text:span></text:span></text:p>
        </text:list-item>
        <text:list-item>
          <text:p text:style-name="P61"><text:span text:style-name="Tipus_20_de_20_lletra_20_per_20_defecte_20_del_20_paràgraf"><text:span text:style-name="T2">El rang d'IPs per a dispositius</text:span>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6"><text:span text:style-name="Tipus_20_de_20_lletra_20_per_20_defecte_20_del_20_paràgraf"><text:span text:style-name="T2">Adreça de Xarxa</text:span></text:span></text:p>
          </table:table-cell>
          <table:table-cell table:style-name="Table3.A1" office:value-type="string">
            <text:p text:style-name="P6"><text:span text:style-name="Tipus_20_de_20_lletra_20_per_20_defecte_20_del_20_paràgraf"><text:span text:style-name="T2">Adreça de Broadcast Extern</text:span></text:span></text:p>
          </table:table-cell>
          <table:table-cell table:style-name="Table3.A1" office:value-type="string">
            <text:p text:style-name="P6"><text:span text:style-name="Tipus_20_de_20_lletra_20_per_20_defecte_20_del_20_paràgraf"><text:span text:style-name="T2">Rang IPs per a Dispositius</text:span></text:span></text:p>
          </table:table-cell>
        </table:table-row>
        <table:table-row>
          <table:table-cell table:style-name="Table3.A1" table:number-rows-spanned="2" office:value-type="string">
            <text:p text:style-name="P6"><text:span text:style-name="Tipus_20_de_20_lletra_20_per_20_defecte_20_del_20_paràgraf"><text:span text:style-name="T2">Xarxa 1</text:span></text:span></text:p>
          </table:table-cell>
          <table:table-cell table:style-name="Table3.A1" office:value-type="string">
            <text:p text:style-name="P10">10.192.172.0/2<text:span text:style-name="T37">5</text:span></text:p>
          </table:table-cell>
          <table:table-cell table:style-name="Table3.A1" office:value-type="string">
            <text:p text:style-name="P12">10.192.172.127/25</text:p>
          </table:table-cell>
          <table:table-cell table:style-name="Table3.A1" table:number-rows-spanned="2" office:value-type="string">
            <text:p text:style-name="P12">10.192.172.1 - 10.192.172.126/25</text:p>
          </table:table-cell>
        </table:table-row>
        <table:table-row>
          <table:covered-table-cell/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covered-table-cell/>
        </table:table-row>
        <table:table-row table:style-name="Table3.4">
          <table:table-cell table:style-name="Table3.A1" table:number-rows-spanned="2" office:value-type="string">
            <text:p text:style-name="P6"><text:span text:style-name="Tipus_20_de_20_lletra_20_per_20_defecte_20_del_20_paràgraf"><text:span text:style-name="T2">Xarxa 2</text:span></text:span></text:p>
          </table:table-cell>
          <table:table-cell table:style-name="Table3.A1" office:value-type="string">
            <text:p text:style-name="P11">10.192.172.128/25</text:p>
          </table:table-cell>
          <table:table-cell table:style-name="Table3.A1" office:value-type="string">
            <text:p text:style-name="P12">10.192.172.255/25</text:p>
          </table:table-cell>
          <table:table-cell table:style-name="Table3.A1" table:number-rows-spanned="2" office:value-type="string">
            <text:p text:style-name="P12">10.192.172.129 - 10.192.172.<text:span text:style-name="T50">254</text:span>/25</text:p>
          </table:table-cell>
        </table:table-row>
        <table:table-row>
          <table:covered-table-cell/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covered-table-cell/>
        </table:table-row>
        <table:table-row>
          <table:table-cell table:style-name="Table3.A1" table:number-rows-spanned="2" office:value-type="string">
            <text:p text:style-name="P6"><text:span text:style-name="Tipus_20_de_20_lletra_20_per_20_defecte_20_del_20_paràgraf"><text:span text:style-name="T2">Xarxa 3</text:span></text:span></text:p>
          </table:table-cell>
          <table:table-cell table:style-name="Table3.A1" office:value-type="string">
            <text:p text:style-name="P11">10.192.173.0/25</text:p>
          </table:table-cell>
          <table:table-cell table:style-name="Table3.A1" office:value-type="string">
            <text:p text:style-name="P12">10.192.173.127/25</text:p>
          </table:table-cell>
          <table:table-cell table:style-name="Table3.A1" table:number-rows-spanned="2" office:value-type="string">
            <text:p text:style-name="P12">10.192.17<text:span text:style-name="T51">3</text:span>.1 - 10.192.17<text:span text:style-name="T51">3</text:span>.12<text:span text:style-name="T51">6</text:span>/25</text:p>
          </table:table-cell>
        </table:table-row>
        <table:table-row>
          <table:covered-table-cell/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covered-table-cell/>
        </table:table-row>
        <table:table-row>
          <table:table-cell table:style-name="Table3.A1" table:number-rows-spanned="2" office:value-type="string">
            <text:p text:style-name="P6"><text:span text:style-name="Tipus_20_de_20_lletra_20_per_20_defecte_20_del_20_paràgraf"><text:span text:style-name="T2">Xarxa 4</text:span></text:span></text:p>
          </table:table-cell>
          <table:table-cell table:style-name="Table3.A1" office:value-type="string">
            <text:p text:style-name="P11">10.192.173.128/25</text:p>
          </table:table-cell>
          <table:table-cell table:style-name="Table3.A1" office:value-type="string">
            <text:p text:style-name="P12">10.192.173.255/25</text:p>
          </table:table-cell>
          <table:table-cell table:style-name="Table3.A1" table:number-rows-spanned="2" office:value-type="string">
            <text:p text:style-name="P12">10.192.172.1<text:span text:style-name="T51">29</text:span> - 10.192.172.<text:span text:style-name="T51">254</text:span>/25</text:p>
          </table:table-cell>
        </table:table-row>
        <table:table-row>
          <table:covered-table-cell/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covered-table-cell/>
        </table:table-row>
        <table:table-row>
          <table:table-cell table:style-name="Table3.A1" table:number-rows-spanned="2" office:value-type="string">
            <text:p text:style-name="P6"><text:span text:style-name="Tipus_20_de_20_lletra_20_per_20_defecte_20_del_20_paràgraf"><text:span text:style-name="T2">Xarxa 5</text:span></text:span></text:p>
          </table:table-cell>
          <table:table-cell table:style-name="Table3.A1" office:value-type="string">
            <text:p text:style-name="P11">10.192.174.0/25</text:p>
          </table:table-cell>
          <table:table-cell table:style-name="Table3.A1" office:value-type="string">
            <text:p text:style-name="P12">10.192.17<text:span text:style-name="T51">4</text:span>.127/25</text:p>
          </table:table-cell>
          <table:table-cell table:style-name="Table3.A1" table:number-rows-spanned="2" office:value-type="string">
            <text:p text:style-name="P12">10.192.17<text:span text:style-name="T51">4</text:span>.1 - 10.192.17<text:span text:style-name="T51">4</text:span>.126/25</text:p>
          </table:table-cell>
        </table:table-row>
        <table:table-row>
          <table:covered-table-cell/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covered-table-cell/>
        </table:table-row>
      </table:table>
      <text:p text:style-name="P9"/>
      <text:list xml:id="list9059300841194049478" text:style-name="L4">
        <text:list-item>
          <text:list>
            <text:list-item>
              <text:p text:style-name="P33"><text:span text:style-name="Tipus_20_de_20_lletra_20_per_20_defecte_20_del_20_paràgraf"><text:span text:style-name="T2">Tenint en compte el número de bits que has indicat en l'apartat a), quantes subxarxes podríem fer, realment? Dóna'n la fórmula que s'utilitza per calcular aquesta dada</text:span></text:span></text:p>
              <text:p text:style-name="P34"><text:span text:style-name="Tipus_20_de_20_lletra_20_per_20_defecte_20_del_20_paràgraf"><text:span text:style-name="T17">Segons la fórmula (2^n). Podem fer 8 subxarxes amb la nova mascara de xarxa.</text:span></text:span></text:p>
            </text:list-item>
          </text:list>
        </text:list-item>
      </text:list>
      <text:list xml:id="list3742152008316959709" text:style-name="L5">
        <text:list-item>
          <text:list>
            <text:list-item>
              <text:p text:style-name="P35"><text:span text:style-name="Tipus_20_de_20_lletra_20_per_20_defecte_20_del_20_paràgraf"><text:span text:style-name="T2">Segons la MX que has calculat als apartats a) i b), quants dispositius pot tenir cada subxarxa? Dóna'n la fórmula que s'utilitza per calcular aquesta dada.</text:span></text:span></text:p>
              <text:p text:style-name="P36"><text:span text:style-name="Tipus_20_de_20_lletra_20_per_20_defecte_20_del_20_paràgraf"><text:span text:style-name="T19">Cada subxarxa pot tenir 2^7-2 dispositius per connectar, reservant-se 2 per xarxa i broadcast.</text:span></text:span></text:p>
            </text:list-item>
          </text:list>
        </text:list-item>
      </text:list>
      <text:p text:style-name="P8"/>
      <text:list xml:id="list4425512279419341212" text:style-name="L6">
        <text:list-item>
          <text:p text:style-name="P55"><text:span text:style-name="Tipus_20_de_20_lletra_20_per_20_defecte_20_del_20_paràgraf"><text:span text:style-name="T2">Donada la xarxa 192.0.2.0/24</text:span></text:span></text:p>
          <text:list>
            <text:list-item>
              <text:p text:style-name="P37"><text:span text:style-name="Tipus_20_de_20_lletra_20_per_20_defecte_20_del_20_paràgraf"><text:span text:style-name="T2">Quants dispositius pot adreçar?</text:span></text:span></text:p>
              <text:list>
                <text:list-item>
                  <text:p text:style-name="P38"><text:span text:style-name="Tipus_20_de_20_lletra_20_per_20_defecte_20_del_20_paràgraf"><text:span text:style-name="T20">Els dispositius que adreçarem a la xarxa es 254 hosts = 2^8-2.</text:span></text:span></text:p>
                </text:list-item>
              </text:list>
            </text:list-item>
          </text:list>
        </text:list-item>
      </text:list>
      <text:list xml:id="list4984987650308550263" text:style-name="L7">
        <text:list-item>
          <text:list>
            <text:list-item>
              <text:p text:style-name="P39"><text:span text:style-name="Tipus_20_de_20_lletra_20_per_20_defecte_20_del_20_paràgraf"><text:span text:style-name="T2">Quantes subxarxes podrem fer, com a màxim, si volem que cadascuna d'elles tingui 45 dispositius?</text:span></text:span></text:p>
              <text:list>
                <text:list-item>
                  <text:p text:style-name="P40"><text:span text:style-name="Tipus_20_de_20_lletra_20_per_20_defecte_20_del_20_paràgraf"><text:span text:style-name="T20">Necesitem que 2^n-2 &gt;= 45 dispositius. Llavors obtenim que els bits destinats a hosts son 6 </text:span></text:span><text:span text:style-name="Tipus_20_de_20_lletra_20_per_20_defecte_20_del_20_paràgraf"><text:span text:style-name="T31">per als </text:span></text:span><text:span text:style-name="Tipus_20_de_20_lletra_20_per_20_defecte_20_del_20_paràgraf"><text:span text:style-name="T20">dispositus </text:span></text:span><text:span text:style-name="Tipus_20_de_20_lletra_20_per_20_defecte_20_del_20_paràgraf"><text:span text:style-name="T31">connectats en cada</text:span></text:span><text:span text:style-name="Tipus_20_de_20_lletra_20_per_20_defecte_20_del_20_paràgraf"><text:span text:style-name="T20"> </text:span></text:span><text:span text:style-name="Tipus_20_de_20_lletra_20_per_20_defecte_20_del_20_paràgraf"><text:span text:style-name="T31">sub</text:span></text:span><text:span text:style-name="Tipus_20_de_20_lletra_20_per_20_defecte_20_del_20_paràgraf"><text:span text:style-name="T20">xarxa = 2^6-2.</text:span></text:span></text:p>
                </text:list-item>
                <text:list-item>
                  <text:p text:style-name="P40"><text:span text:style-name="Tipus_20_de_20_lletra_20_per_20_defecte_20_del_20_paràgraf"><text:span text:style-name="T20">En quant a la subxarxa, partim de /24 i necessitem 45 dispositus per xarxa, llavors obtenim </text:span></text:span><text:span text:style-name="Tipus_20_de_20_lletra_20_per_20_defecte_20_del_20_paràgraf"><text:span text:style-name="T22">la nova CIDR</text:span></text:span><text:span text:style-name="Tipus_20_de_20_lletra_20_per_20_defecte_20_del_20_paràgraf"><text:span text:style-name="T20"> /26 com a nova MX de les subxarxes.</text:span></text:span></text:p>
                </text:list-item>
                <text:list-item>
                  <text:p text:style-name="P40"><text:span text:style-name="Tipus_20_de_20_lletra_20_per_20_defecte_20_del_20_paràgraf"><text:span text:style-name="T20">Podem crear 2^</text:span></text:span><text:span text:style-name="Tipus_20_de_20_lletra_20_per_20_defecte_20_del_20_paràgraf"><text:span text:style-name="T21">2</text:span></text:span><text:span text:style-name="Tipus_20_de_20_lletra_20_per_20_defecte_20_del_20_paràgraf"><text:span text:style-name="T20"> subxarxes </text:span></text:span><text:span text:style-name="Tipus_20_de_20_lletra_20_per_20_defecte_20_del_20_paràgraf"><text:span text:style-name="T21">noves</text:span></text:span><text:span text:style-name="Tipus_20_de_20_lletra_20_per_20_defecte_20_del_20_paràgraf"><text:span text:style-name="T20">. Segons la formula 2^n. Haurem d’agafar 2 bits més per a la nova màscara de subxarxa.</text:span></text:span></text:p>
                </text:list-item>
              </text:list>
            </text:list-item>
          </text:list>
        </text:list-item>
      </text:list>
      <text:list xml:id="list5978427240913903731" text:style-name="L8">
        <text:list-item>
          <text:list>
            <text:list-item>
              <text:p text:style-name="P41"><text:span text:style-name="Tipus_20_de_20_lletra_20_per_20_defecte_20_del_20_paràgraf"><text:span text:style-name="T2">Calcula la nova MX en decimal i binari</text:span></text:span></text:p>
              <text:list>
                <text:list-item>
                  <text:p text:style-name="P42"><text:span text:style-name="Tipus_20_de_20_lletra_20_per_20_defecte_20_del_20_paràgraf"><text:span text:style-name="T11">Binari IP: <text:s text:c="2"/></text:span></text:span><text:span text:style-name="Tipus_20_de_20_lletra_20_per_20_defecte_20_del_20_paràgraf"><text:span text:style-name="T23">11000000</text:span></text:span><text:span text:style-name="Tipus_20_de_20_lletra_20_per_20_defecte_20_del_20_paràgraf"><text:span text:style-name="T11">.</text:span></text:span><text:span text:style-name="Tipus_20_de_20_lletra_20_per_20_defecte_20_del_20_paràgraf"><text:span text:style-name="T23">00</text:span></text:span><text:span text:style-name="Tipus_20_de_20_lletra_20_per_20_defecte_20_del_20_paràgraf"><text:span text:style-name="T11">000000.</text:span></text:span><text:span text:style-name="Tipus_20_de_20_lletra_20_per_20_defecte_20_del_20_paràgraf"><text:span text:style-name="T23">0</text:span></text:span><text:span text:style-name="Tipus_20_de_20_lletra_20_per_20_defecte_20_del_20_paràgraf"><text:span text:style-name="T11">0</text:span></text:span><text:span text:style-name="Tipus_20_de_20_lletra_20_per_20_defecte_20_del_20_paràgraf"><text:span text:style-name="T23">0</text:span></text:span><text:span text:style-name="Tipus_20_de_20_lletra_20_per_20_defecte_20_del_20_paràgraf"><text:span text:style-name="T11">0</text:span></text:span><text:span text:style-name="Tipus_20_de_20_lletra_20_per_20_defecte_20_del_20_paràgraf"><text:span text:style-name="T23">001</text:span></text:span><text:span text:style-name="Tipus_20_de_20_lletra_20_per_20_defecte_20_del_20_paràgraf"><text:span text:style-name="T11">0.00000000</text:span></text:span></text:p>
                </text:list-item>
                <text:list-item>
                  <text:p text:style-name="P42"><text:span text:style-name="Tipus_20_de_20_lletra_20_per_20_defecte_20_del_20_paràgraf"><text:span text:style-name="T9">Binari </text:span></text:span><text:span text:style-name="Tipus_20_de_20_lletra_20_per_20_defecte_20_del_20_paràgraf"><text:span text:style-name="T11">MX</text:span></text:span><text:span text:style-name="Tipus_20_de_20_lletra_20_per_20_defecte_20_del_20_paràgraf"><text:span text:style-name="T9">: 11111111.11111111.111111</text:span></text:span><text:span text:style-name="Tipus_20_de_20_lletra_20_per_20_defecte_20_del_20_paràgraf"><text:span text:style-name="T24">11</text:span></text:span><text:span text:style-name="Tipus_20_de_20_lletra_20_per_20_defecte_20_del_20_paràgraf"><text:span text:style-name="T9">.00000000</text:span></text:span></text:p>
                </text:list-item>
                <text:list-item>
                  <text:p text:style-name="P53"><text:span text:style-name="Tipus_20_de_20_lletra_20_per_20_defecte_20_del_20_paràgraf"><text:span text:style-name="T9">Decimal: 255.255.25</text:span></text:span><text:span text:style-name="Tipus_20_de_20_lletra_20_per_20_defecte_20_del_20_paràgraf"><text:span text:style-name="T24">5</text:span></text:span><text:span text:style-name="Tipus_20_de_20_lletra_20_per_20_defecte_20_del_20_paràgraf"><text:span text:style-name="T9">.0</text:span></text:span></text:p>
                </text:list-item>
                <text:list-item>
                  <text:p text:style-name="P42"><text:span text:style-name="Tipus_20_de_20_lletra_20_per_20_defecte_20_del_20_paràgraf"><text:span text:style-name="T9">Binari </text:span></text:span><text:span text:style-name="Tipus_20_de_20_lletra_20_per_20_defecte_20_del_20_paràgraf"><text:span text:style-name="T16">NOU</text:span></text:span><text:span text:style-name="Tipus_20_de_20_lletra_20_per_20_defecte_20_del_20_paràgraf"><text:span text:style-name="T9"> </text:span></text:span><text:span text:style-name="Tipus_20_de_20_lletra_20_per_20_defecte_20_del_20_paràgraf"><text:span text:style-name="T11">MX</text:span></text:span><text:span text:style-name="Tipus_20_de_20_lletra_20_per_20_defecte_20_del_20_paràgraf"><text:span text:style-name="T9">: 11111111.11111111.11111</text:span></text:span><text:span text:style-name="Tipus_20_de_20_lletra_20_per_20_defecte_20_del_20_paràgraf"><text:span text:style-name="T25">11</text:span></text:span><text:span text:style-name="Tipus_20_de_20_lletra_20_per_20_defecte_20_del_20_paràgraf"><text:span text:style-name="T40">.</text:span></text:span><text:span text:style-name="Tipus_20_de_20_lletra_20_per_20_defecte_20_del_20_paràgraf"><text:span text:style-name="T41">1</text:span></text:span><text:span text:style-name="Tipus_20_de_20_lletra_20_per_20_defecte_20_del_20_paràgraf"><text:span text:style-name="T42">1</text:span></text:span><text:span text:style-name="Tipus_20_de_20_lletra_20_per_20_defecte_20_del_20_paràgraf"><text:span text:style-name="T9">000000</text:span></text:span></text:p>
                </text:list-item>
                <text:list-item>
                  <text:p text:style-name="P54"><text:span text:style-name="Tipus_20_de_20_lletra_20_per_20_defecte_20_del_20_paràgraf"><text:span text:style-name="T9">Decimal: 255.255.25</text:span></text:span><text:span text:style-name="Tipus_20_de_20_lletra_20_per_20_defecte_20_del_20_paràgraf"><text:span text:style-name="T24">5</text:span></text:span><text:span text:style-name="Tipus_20_de_20_lletra_20_per_20_defecte_20_del_20_paràgraf"><text:span text:style-name="T9">.</text:span></text:span><text:span text:style-name="Tipus_20_de_20_lletra_20_per_20_defecte_20_del_20_paràgraf"><text:span text:style-name="T27">192</text:span></text:span></text:p>
                </text:list-item>
                <text:list-item>
                  <text:p text:style-name="P43"><text:span text:style-name="Tipus_20_de_20_lletra_20_per_20_defecte_20_del_20_paràgraf"><text:span text:style-name="T13">Subxarxa</text:span></text:span><text:span text:style-name="Tipus_20_de_20_lletra_20_per_20_defecte_20_del_20_paràgraf"><text:span text:style-name="T14">1</text:span></text:span><text:span text:style-name="Tipus_20_de_20_lletra_20_per_20_defecte_20_del_20_paràgraf"><text:span text:style-name="T13">: </text:span></text:span><text:span text:style-name="Tipus_20_de_20_lletra_20_per_20_defecte_20_del_20_paràgraf"><text:span text:style-name="T23">11000000</text:span></text:span><text:span text:style-name="Tipus_20_de_20_lletra_20_per_20_defecte_20_del_20_paràgraf"><text:span text:style-name="T11">.</text:span></text:span><text:span text:style-name="Tipus_20_de_20_lletra_20_per_20_defecte_20_del_20_paràgraf"><text:span text:style-name="T23">00</text:span></text:span><text:span text:style-name="Tipus_20_de_20_lletra_20_per_20_defecte_20_del_20_paràgraf"><text:span text:style-name="T11">000000.</text:span></text:span><text:span text:style-name="Tipus_20_de_20_lletra_20_per_20_defecte_20_del_20_paràgraf"><text:span text:style-name="T23">0</text:span></text:span><text:span text:style-name="Tipus_20_de_20_lletra_20_per_20_defecte_20_del_20_paràgraf"><text:span text:style-name="T11">0</text:span></text:span><text:span text:style-name="Tipus_20_de_20_lletra_20_per_20_defecte_20_del_20_paràgraf"><text:span text:style-name="T23">0</text:span></text:span><text:span text:style-name="Tipus_20_de_20_lletra_20_per_20_defecte_20_del_20_paràgraf"><text:span text:style-name="T11">0</text:span></text:span><text:span text:style-name="Tipus_20_de_20_lletra_20_per_20_defecte_20_del_20_paràgraf"><text:span text:style-name="T23">001</text:span></text:span><text:span text:style-name="Tipus_20_de_20_lletra_20_per_20_defecte_20_del_20_paràgraf"><text:span text:style-name="T11">0.</text:span></text:span><text:span text:style-name="Tipus_20_de_20_lletra_20_per_20_defecte_20_del_20_paràgraf"><text:span text:style-name="T43">00</text:span></text:span><text:span text:style-name="Tipus_20_de_20_lletra_20_per_20_defecte_20_del_20_paràgraf"><text:span text:style-name="T11">000000</text:span></text:span></text:p>
                </text:list-item>
                <text:list-item>
                  <text:p text:style-name="P43"><text:span text:style-name="Tipus_20_de_20_lletra_20_per_20_defecte_20_del_20_paràgraf"><text:span text:style-name="T13">Subxarxa</text:span></text:span><text:span text:style-name="Tipus_20_de_20_lletra_20_per_20_defecte_20_del_20_paràgraf"><text:span text:style-name="T26">2</text:span></text:span><text:span text:style-name="Tipus_20_de_20_lletra_20_per_20_defecte_20_del_20_paràgraf"><text:span text:style-name="T13">: </text:span></text:span><text:span text:style-name="Tipus_20_de_20_lletra_20_per_20_defecte_20_del_20_paràgraf"><text:span text:style-name="T23">11000000</text:span></text:span><text:span text:style-name="Tipus_20_de_20_lletra_20_per_20_defecte_20_del_20_paràgraf"><text:span text:style-name="T11">.</text:span></text:span><text:span text:style-name="Tipus_20_de_20_lletra_20_per_20_defecte_20_del_20_paràgraf"><text:span text:style-name="T23">00</text:span></text:span><text:span text:style-name="Tipus_20_de_20_lletra_20_per_20_defecte_20_del_20_paràgraf"><text:span text:style-name="T11">000000.</text:span></text:span><text:span text:style-name="Tipus_20_de_20_lletra_20_per_20_defecte_20_del_20_paràgraf"><text:span text:style-name="T23">0</text:span></text:span><text:span text:style-name="Tipus_20_de_20_lletra_20_per_20_defecte_20_del_20_paràgraf"><text:span text:style-name="T11">0</text:span></text:span><text:span text:style-name="Tipus_20_de_20_lletra_20_per_20_defecte_20_del_20_paràgraf"><text:span text:style-name="T23">0</text:span></text:span><text:span text:style-name="Tipus_20_de_20_lletra_20_per_20_defecte_20_del_20_paràgraf"><text:span text:style-name="T11">0</text:span></text:span><text:span text:style-name="Tipus_20_de_20_lletra_20_per_20_defecte_20_del_20_paràgraf"><text:span text:style-name="T23">001</text:span></text:span><text:span text:style-name="Tipus_20_de_20_lletra_20_per_20_defecte_20_del_20_paràgraf"><text:span text:style-name="T11">0.</text:span></text:span><text:span text:style-name="Tipus_20_de_20_lletra_20_per_20_defecte_20_del_20_paràgraf"><text:span text:style-name="T43">0</text:span></text:span><text:span text:style-name="Tipus_20_de_20_lletra_20_per_20_defecte_20_del_20_paràgraf"><text:span text:style-name="T44">1</text:span></text:span><text:span text:style-name="Tipus_20_de_20_lletra_20_per_20_defecte_20_del_20_paràgraf"><text:span text:style-name="T11">000000</text:span></text:span></text:p>
                </text:list-item>
                <text:list-item>
                  <text:p text:style-name="P43"><text:span text:style-name="Tipus_20_de_20_lletra_20_per_20_defecte_20_del_20_paràgraf"><text:span text:style-name="T13">Subxarxa</text:span></text:span><text:span text:style-name="Tipus_20_de_20_lletra_20_per_20_defecte_20_del_20_paràgraf"><text:span text:style-name="T26">3</text:span></text:span><text:span text:style-name="Tipus_20_de_20_lletra_20_per_20_defecte_20_del_20_paràgraf"><text:span text:style-name="T13">: </text:span></text:span><text:span text:style-name="Tipus_20_de_20_lletra_20_per_20_defecte_20_del_20_paràgraf"><text:span text:style-name="T23">11000000</text:span></text:span><text:span text:style-name="Tipus_20_de_20_lletra_20_per_20_defecte_20_del_20_paràgraf"><text:span text:style-name="T11">.</text:span></text:span><text:span text:style-name="Tipus_20_de_20_lletra_20_per_20_defecte_20_del_20_paràgraf"><text:span text:style-name="T23">00</text:span></text:span><text:span text:style-name="Tipus_20_de_20_lletra_20_per_20_defecte_20_del_20_paràgraf"><text:span text:style-name="T11">000000.</text:span></text:span><text:span text:style-name="Tipus_20_de_20_lletra_20_per_20_defecte_20_del_20_paràgraf"><text:span text:style-name="T23">0</text:span></text:span><text:span text:style-name="Tipus_20_de_20_lletra_20_per_20_defecte_20_del_20_paràgraf"><text:span text:style-name="T11">0</text:span></text:span><text:span text:style-name="Tipus_20_de_20_lletra_20_per_20_defecte_20_del_20_paràgraf"><text:span text:style-name="T23">0</text:span></text:span><text:span text:style-name="Tipus_20_de_20_lletra_20_per_20_defecte_20_del_20_paràgraf"><text:span text:style-name="T11">0</text:span></text:span><text:span text:style-name="Tipus_20_de_20_lletra_20_per_20_defecte_20_del_20_paràgraf"><text:span text:style-name="T23">001</text:span></text:span><text:span text:style-name="Tipus_20_de_20_lletra_20_per_20_defecte_20_del_20_paràgraf"><text:span text:style-name="T11">0.</text:span></text:span><text:span text:style-name="Tipus_20_de_20_lletra_20_per_20_defecte_20_del_20_paràgraf"><text:span text:style-name="T44">10</text:span></text:span><text:span text:style-name="Tipus_20_de_20_lletra_20_per_20_defecte_20_del_20_paràgraf"><text:span text:style-name="T11">000000</text:span></text:span></text:p>
                </text:list-item>
                <text:list-item>
                  <text:p text:style-name="P43"><text:span text:style-name="Tipus_20_de_20_lletra_20_per_20_defecte_20_del_20_paràgraf"><text:span text:style-name="T13">Subxarxa</text:span></text:span><text:span text:style-name="Tipus_20_de_20_lletra_20_per_20_defecte_20_del_20_paràgraf"><text:span text:style-name="T26">4</text:span></text:span><text:span text:style-name="Tipus_20_de_20_lletra_20_per_20_defecte_20_del_20_paràgraf"><text:span text:style-name="T13">: </text:span></text:span><text:span text:style-name="Tipus_20_de_20_lletra_20_per_20_defecte_20_del_20_paràgraf"><text:span text:style-name="T23">11000000</text:span></text:span><text:span text:style-name="Tipus_20_de_20_lletra_20_per_20_defecte_20_del_20_paràgraf"><text:span text:style-name="T11">.</text:span></text:span><text:span text:style-name="Tipus_20_de_20_lletra_20_per_20_defecte_20_del_20_paràgraf"><text:span text:style-name="T23">00</text:span></text:span><text:span text:style-name="Tipus_20_de_20_lletra_20_per_20_defecte_20_del_20_paràgraf"><text:span text:style-name="T11">000000.</text:span></text:span><text:span text:style-name="Tipus_20_de_20_lletra_20_per_20_defecte_20_del_20_paràgraf"><text:span text:style-name="T23">0</text:span></text:span><text:span text:style-name="Tipus_20_de_20_lletra_20_per_20_defecte_20_del_20_paràgraf"><text:span text:style-name="T11">0</text:span></text:span><text:span text:style-name="Tipus_20_de_20_lletra_20_per_20_defecte_20_del_20_paràgraf"><text:span text:style-name="T23">0</text:span></text:span><text:span text:style-name="Tipus_20_de_20_lletra_20_per_20_defecte_20_del_20_paràgraf"><text:span text:style-name="T11">0</text:span></text:span><text:span text:style-name="Tipus_20_de_20_lletra_20_per_20_defecte_20_del_20_paràgraf"><text:span text:style-name="T23">001</text:span></text:span><text:span text:style-name="Tipus_20_de_20_lletra_20_per_20_defecte_20_del_20_paràgraf"><text:span text:style-name="T11">0.</text:span></text:span><text:span text:style-name="Tipus_20_de_20_lletra_20_per_20_defecte_20_del_20_paràgraf"><text:span text:style-name="T44">11</text:span></text:span><text:span text:style-name="Tipus_20_de_20_lletra_20_per_20_defecte_20_del_20_paràgraf"><text:span text:style-name="T11">000000</text:span></text:span></text:p>
                </text:list-item>
              </text:list>
            </text:list-item>
          </text:list>
        </text:list-item>
      </text:list>
      <text:list xml:id="list3780309724084544413" text:style-name="L9">
        <text:list-item>
          <text:list>
            <text:list-item>
              <text:p text:style-name="P44"><text:span text:style-name="Tipus_20_de_20_lletra_20_per_20_defecte_20_del_20_paràgraf"><text:span text:style-name="T2">Calcula l'adreça de xarxa i de broadcast extern de les subxarxes</text:span></text:span></text:p>
            </text:list-item>
          </text:list>
        </text:list-item>
      </text:list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6"><text:span text:style-name="Tipus_20_de_20_lletra_20_per_20_defecte_20_del_20_paràgraf"><text:span text:style-name="T2">Adreça de Xarxa</text:span></text:span></text:p>
          </table:table-cell>
          <table:table-cell table:style-name="Table4.A1" office:value-type="string">
            <text:p text:style-name="P6"><text:span text:style-name="Tipus_20_de_20_lletra_20_per_20_defecte_20_del_20_paràgraf"><text:span text:style-name="T2">Adreça de Broadcast Extern</text:span></text:span></text:p>
          </table:table-cell>
          <table:table-cell table:style-name="Table4.A1" office:value-type="string">
            <text:p text:style-name="P6"><text:span text:style-name="Tipus_20_de_20_lletra_20_per_20_defecte_20_del_20_paràgraf"><text:span text:style-name="T2">Rang IPs per a Dispositius</text:span></text:span></text:p>
          </table:table-cell>
        </table:table-row>
        <table:table-row>
          <table:table-cell table:style-name="Table4.A1" table:number-rows-spanned="2" office:value-type="string">
            <text:p text:style-name="P6"><text:span text:style-name="Tipus_20_de_20_lletra_20_per_20_defecte_20_del_20_paràgraf"><text:span text:style-name="T2">Xarxa 1</text:span></text:span></text:p>
          </table:table-cell>
          <table:table-cell table:style-name="Table4.A1" office:value-type="string">
            <text:p text:style-name="P13">192.0.2.0/2<text:span text:style-name="T52">6</text:span></text:p>
          </table:table-cell>
          <table:table-cell table:style-name="Table4.A1" office:value-type="string">
            <text:p text:style-name="P16">192.0.2.<text:span text:style-name="T54">63</text:span>/2<text:span text:style-name="T52">6</text:span></text:p>
          </table:table-cell>
          <table:table-cell table:style-name="Table4.A1" table:number-rows-spanned="2" office:value-type="string">
            <text:p text:style-name="P16">192.0.2.<text:span text:style-name="T54">1</text:span>/2<text:span text:style-name="T52">6 -</text:span></text:p>
            <text:p text:style-name="P16">192.0.2.<text:span text:style-name="T54">62</text:span>/2<text:span text:style-name="T52">6</text:span></text:p>
          </table:table-cell>
        </table:table-row>
        <table:table-row>
          <table:covered-table-cell/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9"/>
          </table:table-cell>
          <table:covered-table-cell/>
        </table:table-row>
        <table:table-row>
          <table:table-cell table:style-name="Table4.A1" table:number-rows-spanned="2" office:value-type="string">
            <text:p text:style-name="P6"><text:span text:style-name="Tipus_20_de_20_lletra_20_per_20_defecte_20_del_20_paràgraf"><text:span text:style-name="T2">Xarxa 2</text:span></text:span></text:p>
          </table:table-cell>
          <table:table-cell table:style-name="Table4.A1" office:value-type="string">
            <text:p text:style-name="P14">192.0.2.<text:span text:style-name="T53">64</text:span>/2<text:span text:style-name="T52">6</text:span></text:p>
          </table:table-cell>
          <table:table-cell table:style-name="Table4.A1" office:value-type="string">
            <text:p text:style-name="P16">192.0.2.<text:span text:style-name="T54">12</text:span></text:p>
            <text:p text:style-name="P16"><text:span text:style-name="T54">7</text:span>/2<text:span text:style-name="T52">6</text:span></text:p>
          </table:table-cell>
          <table:table-cell table:style-name="Table4.A1" table:number-rows-spanned="2" office:value-type="string">
            <text:p text:style-name="P16">192.0.2.<text:span text:style-name="T54">65/26 -</text:span></text:p>
            <text:p text:style-name="P16">192.0.2.<text:span text:style-name="T54">126</text:span>/2<text:span text:style-name="T52">6</text:span></text:p>
          </table:table-cell>
        </table:table-row>
        <table:table-row>
          <table:covered-table-cell/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9"/>
          </table:table-cell>
          <table:covered-table-cell/>
        </table:table-row>
        <text:soft-page-break/>
        <table:table-row>
          <table:table-cell table:style-name="Table4.A1" table:number-rows-spanned="2" office:value-type="string">
            <text:p text:style-name="P6"><text:span text:style-name="Tipus_20_de_20_lletra_20_per_20_defecte_20_del_20_paràgraf"><text:span text:style-name="T2">Xarxa 3</text:span></text:span></text:p>
          </table:table-cell>
          <table:table-cell table:style-name="Table4.A1" office:value-type="string">
            <text:p text:style-name="P15">192.0.2.<text:span text:style-name="T53">128</text:span>/2<text:span text:style-name="T52">6</text:span></text:p>
          </table:table-cell>
          <table:table-cell table:style-name="Table4.A1" office:value-type="string">
            <text:p text:style-name="P16">192.0.2.<text:span text:style-name="T54">191</text:span>/2<text:span text:style-name="T52">6</text:span></text:p>
          </table:table-cell>
          <table:table-cell table:style-name="Table4.A1" table:number-rows-spanned="2" office:value-type="string">
            <text:p text:style-name="P16">192.0.2.<text:span text:style-name="T56">129/26 -</text:span></text:p>
            <text:p text:style-name="P16">192.0.2.<text:span text:style-name="T54">190</text:span>/2<text:span text:style-name="T52">6</text:span></text:p>
          </table:table-cell>
        </table:table-row>
        <table:table-row>
          <table:covered-table-cell/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9"/>
          </table:table-cell>
          <table:covered-table-cell/>
        </table:table-row>
        <table:table-row table:style-name="Table4.8">
          <table:table-cell table:style-name="Table4.A1" table:number-rows-spanned="2" office:value-type="string">
            <text:p text:style-name="P6"><text:span text:style-name="Tipus_20_de_20_lletra_20_per_20_defecte_20_del_20_paràgraf"><text:span text:style-name="T2">Xarxa 4</text:span></text:span></text:p>
          </table:table-cell>
          <table:table-cell table:style-name="Table4.A1" office:value-type="string">
            <text:p text:style-name="P15">192.0.2.<text:span text:style-name="T53">192</text:span>/2<text:span text:style-name="T52">6</text:span></text:p>
          </table:table-cell>
          <table:table-cell table:style-name="Table4.A1" office:value-type="string">
            <text:p text:style-name="P16">192.0.2.<text:span text:style-name="T54">253</text:span>/2<text:span text:style-name="T52">6</text:span></text:p>
          </table:table-cell>
          <table:table-cell table:style-name="Table4.A1" table:number-rows-spanned="2" office:value-type="string">
            <text:p text:style-name="P17">192.0.2.<text:span text:style-name="T55">193/26 -</text:span></text:p>
            <text:p text:style-name="P17">192.0.2.<text:span text:style-name="T55">252</text:span>/2<text:span text:style-name="T52">6</text:span></text:p>
          </table:table-cell>
        </table:table-row>
        <table:table-row>
          <table:covered-table-cell/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9"/>
          </table:table-cell>
          <table:covered-table-cell/>
        </table:table-row>
      </table:table>
      <text:list xml:id="list6143248241629040500" text:style-name="L10">
        <text:list-item>
          <text:p text:style-name="P45"><text:span text:style-name="Tipus_20_de_20_lletra_20_per_20_defecte_20_del_20_paràgraf"><text:span text:style-name="T2">Donada l'adreça 11.27.0.0/16</text:span></text:span></text:p>
        </text:list-item>
      </text:list>
      <text:list xml:id="list2623876420515831949" text:style-name="L11">
        <text:list-item>
          <text:list>
            <text:list-item>
              <text:p text:style-name="P46"><text:span text:style-name="Tipus_20_de_20_lletra_20_per_20_defecte_20_del_20_paràgraf"><text:span text:style-name="T2">Tenint en compte la IP 11.27.0.0, a quina classe pertany l'adreça?</text:span></text:span></text:p>
              <text:p text:style-name="P50"><text:span text:style-name="Tipus_20_de_20_lletra_20_per_20_defecte_20_del_20_paràgraf"><text:span text:style-name="T34">Pertany d’una classe A, llavors aquesta es una subxarxa amb una mascara nova /16.</text:span></text:span></text:p>
              <text:p text:style-name="P50"><text:span text:style-name="Tipus_20_de_20_lletra_20_per_20_defecte_20_del_20_paràgraf"><text:span text:style-name="T34">La clase A es defineix desde </text:span></text:span><text:span text:style-name="Tipus_20_de_20_lletra_20_per_20_defecte_20_del_20_paràgraf"><text:span text:style-name="T48">0</text:span></text:span><text:span text:style-name="Tipus_20_de_20_lletra_20_per_20_defecte_20_del_20_paràgraf"><text:span text:style-name="T34">.0.0.0 a </text:span></text:span><text:span text:style-name="Tipus_20_de_20_lletra_20_per_20_defecte_20_del_20_paràgraf"><text:span text:style-name="T48">127</text:span></text:span><text:span text:style-name="Tipus_20_de_20_lletra_20_per_20_defecte_20_del_20_paràgraf"><text:span text:style-name="T34">.255.255.255.</text:span></text:span></text:p>
              <text:p text:style-name="P47"><text:span text:style-name="Tipus_20_de_20_lletra_20_per_20_defecte_20_del_20_paràgraf"><text:span text:style-name="T28">Pertany a la Clase B </text:span></text:span><text:span text:style-name="Tipus_20_de_20_lletra_20_per_20_defecte_20_del_20_paràgraf"><text:span text:style-name="T34">nova</text:span></text:span><text:span text:style-name="Tipus_20_de_20_lletra_20_per_20_defecte_20_del_20_paràgraf"><text:span text:style-name="T28"> segons (</text:span></text:span><text:span text:style-name="Tipus_20_de_20_lletra_20_per_20_defecte_20_del_20_paràgraf"><text:span text:style-name="T45">128.0</text:span></text:span><text:span text:style-name="Tipus_20_de_20_lletra_20_per_20_defecte_20_del_20_paràgraf"><text:span text:style-name="T28">.0.0 – </text:span></text:span><text:span text:style-name="Tipus_20_de_20_lletra_20_per_20_defecte_20_del_20_paràgraf"><text:span text:style-name="T45">191.255.</text:span></text:span><text:span text:style-name="Tipus_20_de_20_lletra_20_per_20_defecte_20_del_20_paràgraf"><text:span text:style-name="T28">255.255)</text:span></text:span></text:p>
            </text:list-item>
            <text:list-item>
              <text:p text:style-name="P46"><text:span text:style-name="Tipus_20_de_20_lletra_20_per_20_defecte_20_del_20_paràgraf"><text:span text:style-name="T2">Tenint en compte la màscara de xarxa d'aquesta classe, quantes subxarxes hem fet amb la MX=/16?</text:span></text:span></text:p>
              <text:p text:style-name="P48"><text:span text:style-name="Tipus_20_de_20_lletra_20_per_20_defecte_20_del_20_paràgraf"><text:span text:style-name="T30">Hem fet </text:span></text:span><text:span text:style-name="Tipus_20_de_20_lletra_20_per_20_defecte_20_del_20_paràgraf"><text:span text:style-name="T29">2^16 subxaxes diferents.</text:span></text:span></text:p>
            </text:list-item>
            <text:list-item>
              <text:p text:style-name="P49"><text:span text:style-name="Tipus_20_de_20_lletra_20_per_20_defecte_20_del_20_paràgraf"><text:span text:style-name="T2">Fent servir l'adreça de xarxa 11.27.0.0/16 com la nostra AX</text:span></text:span><text:span text:style-name="Tipus_20_de_20_lletra_20_per_20_defecte_20_del_20_paràgraf"><text:span text:style-name="T35">mare</text:span></text:span><text:span text:style-name="Tipus_20_de_20_lletra_20_per_20_defecte_20_del_20_paràgraf"><text:span text:style-name="T2">, calculeu la MX que necessitem per poder fer tantes subxarxes com sigui possible de 512 dispositius.</text:span></text:span></text:p>
              <text:p text:style-name="P49"><text:span text:style-name="Tipus_20_de_20_lletra_20_per_20_defecte_20_del_20_paràgraf"><text:span text:style-name="T46">Necesitem que 2^n-2 &gt;= </text:span></text:span><text:span text:style-name="Tipus_20_de_20_lletra_20_per_20_defecte_20_del_20_paràgraf"><text:span text:style-name="T47">512</text:span></text:span><text:span text:style-name="Tipus_20_de_20_lletra_20_per_20_defecte_20_del_20_paràgraf"><text:span text:style-name="T46"> dispositius. </text:span></text:span></text:p>
              <text:p text:style-name="P49"><text:span text:style-name="Tipus_20_de_20_lletra_20_per_20_defecte_20_del_20_paràgraf"><text:span text:style-name="T31">Provem amb 2^9-2 = 510, no arriba als 512 llavors haurem d’agafar 1 bit més per host.</text:span></text:span></text:p>
              <text:p text:style-name="P49"><text:span text:style-name="Tipus_20_de_20_lletra_20_per_20_defecte_20_del_20_paràgraf"><text:span text:style-name="T20">Llavors obtenim que els bits destinats a hosts son </text:span></text:span><text:span text:style-name="Tipus_20_de_20_lletra_20_per_20_defecte_20_del_20_paràgraf"><text:span text:style-name="T31">(Si partim per /16) </text:span></text:span><text:span text:style-name="Tipus_20_de_20_lletra_20_per_20_defecte_20_del_20_paràgraf"><text:span text:style-name="T33">10</text:span></text:span><text:span text:style-name="Tipus_20_de_20_lletra_20_per_20_defecte_20_del_20_paràgraf"><text:span text:style-name="T20"> </text:span></text:span><text:span text:style-name="Tipus_20_de_20_lletra_20_per_20_defecte_20_del_20_paràgraf"><text:span text:style-name="T31">per als </text:span></text:span><text:span text:style-name="Tipus_20_de_20_lletra_20_per_20_defecte_20_del_20_paràgraf"><text:span text:style-name="T20">dispositus </text:span></text:span><text:span text:style-name="Tipus_20_de_20_lletra_20_per_20_defecte_20_del_20_paràgraf"><text:span text:style-name="T31">connectats en cada</text:span></text:span><text:span text:style-name="Tipus_20_de_20_lletra_20_per_20_defecte_20_del_20_paràgraf"><text:span text:style-name="T20"> </text:span></text:span><text:span text:style-name="Tipus_20_de_20_lletra_20_per_20_defecte_20_del_20_paràgraf"><text:span text:style-name="T31">sub</text:span></text:span><text:span text:style-name="Tipus_20_de_20_lletra_20_per_20_defecte_20_del_20_paràgraf"><text:span text:style-name="T20">xarxa = 2^</text:span></text:span><text:span text:style-name="Tipus_20_de_20_lletra_20_per_20_defecte_20_del_20_paràgraf"><text:span text:style-name="T32">10</text:span></text:span><text:span text:style-name="Tipus_20_de_20_lletra_20_per_20_defecte_20_del_20_paràgraf"><text:span text:style-name="T20">-2.</text:span></text:span></text:p>
            </text:list-item>
          </text:list>
        </text:list-item>
      </text:list>
      <text:p text:style-name="P23"/>
      <text:p text:style-name="P24"><text:tab/><text:tab/><text:span text:style-name="Tipus_20_de_20_lletra_20_per_20_defecte_20_del_20_paràgraf"><text:span text:style-name="T57">MX: <text:tab/><text:tab/>11111111.11111111.00000000.0000000 /</text:span></text:span><text:span text:style-name="Tipus_20_de_20_lletra_20_per_20_defecte_20_del_20_paràgraf"><text:span text:style-name="T59">16</text:span></text:span></text:p>
      <text:p text:style-name="P24"><text:span text:style-name="Tipus_20_de_20_lletra_20_per_20_defecte_20_del_20_paràgraf"><text:span text:style-name="T57"><text:tab/><text:tab/>Nova MX: 11111111.11111111.</text:span></text:span><text:span text:style-name="Tipus_20_de_20_lletra_20_per_20_defecte_20_del_20_paràgraf"><text:span text:style-name="T49">111111</text:span></text:span><text:span text:style-name="Tipus_20_de_20_lletra_20_per_20_defecte_20_del_20_paràgraf"><text:span text:style-name="T57">00.0000000 /</text:span></text:span><text:span text:style-name="Tipus_20_de_20_lletra_20_per_20_defecte_20_del_20_paràgraf"><text:span text:style-name="T59">22</text:span></text:span></text:p>
      <text:p text:style-name="P24"><text:span text:style-name="Tipus_20_de_20_lletra_20_per_20_defecte_20_del_20_paràgraf"><text:span text:style-name="T57"/></text:span></text:p>
      <text:p text:style-name="P24"><text:span text:style-name="Tipus_20_de_20_lletra_20_per_20_defecte_20_del_20_paràgraf"><text:span text:style-name="T57"><text:tab/><text:tab/></text:span></text:span><text:span text:style-name="Tipus_20_de_20_lletra_20_per_20_defecte_20_del_20_paràgraf"><text:span text:style-name="T58">Hem d’agafar 2^6 bits de xarxa </text:span></text:span><text:span text:style-name="Tipus_20_de_20_lletra_20_per_20_defecte_20_del_20_paràgraf"><text:span text:style-name="T60">més</text:span></text:span><text:span text:style-name="Tipus_20_de_20_lletra_20_per_20_defecte_20_del_20_paràgraf"><text:span text:style-name="T58"> per poder dur a terme <text:tab/><text:tab/>els </text:span></text:span><text:span text:style-name="Tipus_20_de_20_lletra_20_per_20_defecte_20_del_20_paràgraf"><text:span text:style-name="T60">5</text:span></text:span><text:span text:style-name="Tipus_20_de_20_lletra_20_per_20_defecte_20_del_20_paràgraf"><text:span text:style-name="T58">12 dispositius per subxarxa.</text:span></text:span></text:p>
      <text:p text:style-name="P24"><text:span text:style-name="Tipus_20_de_20_lletra_20_per_20_defecte_20_del_20_paràgraf"><text:span text:style-name="T58"><text:tab/><text:tab/></text:span></text:span><text:span text:style-name="Tipus_20_de_20_lletra_20_per_20_defecte_20_del_20_paràgraf"><text:span text:style-name="T61">Per lo tant ens queda que 2^10-2 = 1022 &gt; 512. Podem fer </text:span></text:span></text:p>
      <text:p text:style-name="P24"><text:span text:style-name="Tipus_20_de_20_lletra_20_per_20_defecte_20_del_20_paràgraf"><text:span text:style-name="T61"><text:tab/><text:tab/>2^6 noves subxarxes.</text:span></text:span></text:p>
      <text:p text:style-name="P24"><text:soft-page-break/><text:span text:style-name="Tipus_20_de_20_lletra_20_per_20_defecte_20_del_20_paràgraf"><text:span text:style-name="T58"><text:tab/>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system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roma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Gill Sans" svg:font-family="'Gill Sans'" style:font-family-generic="swiss" style:font-pitch="variable"/>
    <style:font-face style:name="Gill Sans Light" svg:font-family="'Gill Sans Light'" style:font-family-generic="swiss" style:font-pitch="variable"/>
    <style:font-face style:name="Lucida Sans" svg:font-family="'Lucida Sans'" style:font-family-generic="swiss" style:font-pitch="variable"/>
    <style:font-face style:name="Yu Gothic Light" svg:font-family="'Yu Gothic Light'" style:font-family-generic="swiss" style:font-pitch="variable"/>
    <style:font-face style:name="Corbel" svg:font-family="Corbel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style:font-name-asian="Yu Mincho" style:font-size-asian="10pt" style:language-asian="en" style:country-asian="US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loext:contextual-spacing="false" fo:line-height="115%" fo:text-align="justify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fo:background-color="transparent" style:font-name-asian="Yu Mincho" style:font-size-asian="10pt" style:language-asian="en" style:country-asian="US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ol_20_1" style:display-name="Títol 1" style:family="paragraph" style:parent-style-name="Normal" style:next-style-name="Normal" style:default-outline-level="1">
      <style:paragraph-properties fo:margin-top="0.2083in" fo:margin-bottom="0.028in" loext:contextual-spacing="false" fo:text-align="start" style:justify-single-word="false" fo:hyphenation-ladder-count="no-limit"/>
      <style:text-properties fo:font-variant="small-caps" fo:font-size="16pt" fo:letter-spacing="0.0035in" style:font-size-asian="16pt" style:font-size-complex="16pt" fo:hyphenate="false"/>
    </style:style>
    <style:style style:name="Títol_20_2" style:display-name="Títol 2" style:family="paragraph" style:parent-style-name="Normal" style:next-style-name="Normal" style:default-outline-level="2">
      <style:paragraph-properties fo:margin-top="0.1665in" fo:margin-bottom="0.0555in" loext:contextual-spacing="false" fo:text-align="start" style:justify-single-word="false" fo:hyphenation-ladder-count="no-limit"/>
      <style:text-properties fo:font-variant="small-caps" fo:font-size="14pt" fo:letter-spacing="0.0035in" style:font-size-asian="14pt" style:font-size-complex="14pt" fo:hyphenate="false"/>
    </style:style>
    <style:style style:name="Títol_20_3" style:display-name="Títol 3" style:family="paragraph" style:parent-style-name="Normal" style:next-style-name="Normal" style:default-outline-level="3">
      <style:paragraph-properties fo:margin-top="0in" fo:margin-bottom="0in" loext:contextual-spacing="false" fo:text-align="start" style:justify-single-word="false" fo:hyphenation-ladder-count="no-limit"/>
      <style:text-properties fo:font-variant="small-caps" fo:font-size="12pt" fo:letter-spacing="0.0035in" style:font-size-asian="12pt" style:font-size-complex="12pt" fo:hyphenate="false"/>
    </style:style>
    <style:style style:name="Títol_20_4" style:display-name="Títol 4" style:family="paragraph" style:parent-style-name="Normal" style:next-style-name="Normal" style:default-outline-level="4">
      <style:paragraph-properties fo:margin-top="0.1665in" fo:margin-bottom="0in" loext:contextual-spacing="false" fo:text-align="start" style:justify-single-word="false" fo:hyphenation-ladder-count="no-limit"/>
      <style:text-properties fo:font-variant="small-caps" fo:font-size="11pt" fo:letter-spacing="0.0071in" style:font-size-asian="11pt" style:font-size-complex="11pt" fo:hyphenate="false"/>
    </style:style>
    <style:style style:name="Títol_20_5" style:display-name="Títol 5" style:family="paragraph" style:parent-style-name="Normal" style:next-style-name="Normal" style:default-outline-level="5">
      <style:paragraph-properties fo:margin-top="0.139in" fo:margin-bottom="0in" loext:contextual-spacing="false" fo:text-align="start" style:justify-single-word="false" fo:hyphenation-ladder-count="no-limit"/>
      <style:text-properties fo:font-variant="small-caps" fo:color="#c45911" fo:font-size="11pt" fo:letter-spacing="0.0071in" style:font-size-asian="11pt" style:font-size-complex="13pt" fo:hyphenate="false"/>
    </style:style>
    <style:style style:name="Títol_20_6" style:display-name="Títol 6" style:family="paragraph" style:parent-style-name="Normal" style:next-style-name="Normal" style:default-outline-level="6">
      <style:paragraph-properties fo:margin-top="0in" fo:margin-bottom="0in" loext:contextual-spacing="false" fo:text-align="start" style:justify-single-word="false" fo:hyphenation-ladder-count="no-limit"/>
      <style:text-properties fo:font-variant="small-caps" fo:color="#ed7d31" fo:font-size="11pt" fo:letter-spacing="0.0035in" style:font-size-asian="11pt" fo:hyphenate="false"/>
    </style:style>
    <style:style style:name="Títol_20_7" style:display-name="Títol 7" style:family="paragraph" style:parent-style-name="Normal" style:next-style-name="Normal" style:default-outline-level="7">
      <style:paragraph-properties fo:margin-top="0in" fo:margin-bottom="0in" loext:contextual-spacing="false" fo:text-align="start" style:justify-single-word="false" fo:hyphenation-ladder-count="no-limit"/>
      <style:text-properties fo:font-variant="small-caps" fo:color="#ed7d31" fo:letter-spacing="0.0071in" fo:font-weight="bold" style:font-weight-asian="bold" fo:hyphenate="false"/>
    </style:style>
    <style:style style:name="Títol_20_8" style:display-name="Títol 8" style:family="paragraph" style:parent-style-name="Normal" style:next-style-name="Normal" style:default-outline-level="8">
      <style:paragraph-properties fo:margin-top="0in" fo:margin-bottom="0in" loext:contextual-spacing="false" fo:text-align="start" style:justify-single-word="false" fo:hyphenation-ladder-count="no-limit"/>
      <style:text-properties fo:font-variant="small-caps" fo:color="#c45911" fo:font-style="italic" fo:font-weight="bold" style:font-style-asian="italic" style:font-weight-asian="bold" fo:hyphenate="false"/>
    </style:style>
    <style:style style:name="Títol_20_9" style:display-name="Títol 9" style:family="paragraph" style:parent-style-name="Normal" style:next-style-name="Normal" style:default-outline-level="9">
      <style:paragraph-properties fo:margin-top="0in" fo:margin-bottom="0in" loext:contextual-spacing="false" fo:text-align="start" style:justify-single-word="false" fo:hyphenation-ladder-count="no-limit"/>
      <style:text-properties fo:font-variant="small-caps" fo:color="#823b0b" fo:font-style="italic" fo:font-weight="bold" style:font-style-asian="italic" style:font-weight-asian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Encapçalament" style:family="paragraph" style:parent-style-name="Normal" style:next-style-name="Text_20_independent">
      <style:paragraph-properties fo:margin-top="0.1665in" fo:margin-bottom="0.0835in" loext:contextual-spacing="false" fo:hyphenation-ladder-count="no-limit" fo:keep-with-next="always"/>
      <style:text-properties fo:hyphenate="false"/>
    </style:style>
    <style:style style:name="Text_20_independent" style:display-name="Text independent" style:family="paragraph" style:parent-style-name="Normal">
      <style:paragraph-properties fo:margin-top="0in" fo:margin-bottom="0.0835in" loext:contextual-spacing="false" fo:hyphenation-ladder-count="no-limit"/>
      <style:text-properties fo:hyphenate="false"/>
    </style:style>
    <style:style style:name="Llista" style:family="paragraph" style:parent-style-name="Text_20_independen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/>
    </style:style>
    <style:style style:name="Llegenda1" style:family="paragraph" style:parent-style-name="Normal">
      <style:paragraph-properties fo:margin-top="0.0835in" fo:margin-bottom="0.0835in" loext:contextual-spacing="false" fo:hyphenation-ladder-count="no-limit" text:number-lines="false" text:line-number="0"/>
      <style:text-properties fo:hyphenate="false"/>
    </style:style>
    <style:style style:name="Índex" style:family="paragraph" style:parent-style-name="Normal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/>
    </style:style>
    <style:style style:name="Capçalera" style:family="paragraph" style:parent-style-name="Normal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Contingut_20_de_20_la_20_taula" style:display-name="Contingut de la taula" style:family="paragraph" style:parent-style-name="Normal">
      <style:paragraph-properties fo:hyphenation-ladder-count="no-limit" text:number-lines="false" text:line-number="0"/>
      <style:text-properties fo:hyphenate="false"/>
    </style:style>
    <style:style style:name="Objecte_20_amb_20_fletxa" style:display-name="Objecte amb fletxa" style:family="paragraph" style:parent-style-name="Normal">
      <style:paragraph-properties fo:hyphenation-ladder-count="no-limit"/>
      <style:text-properties fo:hyphenate="false"/>
    </style:style>
    <style:style style:name="Objecte_20_amb_20_ombra" style:display-name="Objecte amb ombra" style:family="paragraph" style:parent-style-name="Normal">
      <style:paragraph-properties fo:hyphenation-ladder-count="no-limit"/>
      <style:text-properties fo:hyphenate="false"/>
    </style:style>
    <style:style style:name="Objecte_20_sense_20_emplenament" style:display-name="Objecte sense emplenament" style:family="paragraph" style:parent-style-name="Normal">
      <style:paragraph-properties fo:hyphenation-ladder-count="no-limit"/>
      <style:text-properties fo:hyphenate="false"/>
    </style:style>
    <style:style style:name="Objecte_20_sense_20_emplenament_20_ni_20_línia" style:display-name="Objecte sense emplenament ni línia" style:family="paragraph" style:parent-style-name="Normal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Llegenda1" style:class="extra">
      <style:paragraph-properties fo:hyphenation-ladder-count="no-limit"/>
      <style:text-properties fo:hyphenate="false"/>
    </style:style>
    <style:style style:name="Cos_20_del_20_text_20_justificat" style:display-name="Cos del text justificat" style:family="paragraph" style:parent-style-name="Normal">
      <style:paragraph-properties fo:text-align="start" style:justify-single-word="false" fo:hyphenation-ladder-count="no-limit"/>
      <style:text-properties fo:hyphenate="false"/>
    </style:style>
    <style:style style:name="Sagnat_20_de_20_la_20_primera_20_línia" style:display-name="Sagnat de la primera línia" style:family="paragraph" style:parent-style-name="Normal">
      <style:paragraph-properties fo:margin-left="0in" fo:margin-right="0in" fo:hyphenation-ladder-count="no-limit" fo:text-indent="0.2362in" style:auto-text-indent="false"/>
      <style:text-properties fo:hyphenate="false"/>
    </style:style>
    <style:style style:name="Títol" style:family="paragraph" style:parent-style-name="Normal" style:next-style-name="Normal">
      <style:paragraph-properties fo:line-height="100%" fo:text-align="end" style:justify-single-word="false" fo:hyphenation-ladder-count="no-limit" fo:padding-left="0in" fo:padding-right="0in" fo:padding-top="0.0138in" fo:padding-bottom="0in" fo:border-left="none" fo:border-right="none" fo:border-top="1.5pt solid #ed7d31" fo:border-bottom="none" style:shadow="none"/>
      <style:text-properties fo:font-variant="small-caps" fo:font-size="24pt" style:font-size-asian="24pt" style:font-size-complex="24pt" fo:hyphenate="false"/>
    </style:style>
    <style:style style:name="Subtítol" style:family="paragraph" style:parent-style-name="Normal" style:next-style-name="Normal">
      <style:paragraph-properties fo:margin-top="0in" fo:margin-bottom="0.5in" loext:contextual-spacing="false" fo:line-height="100%" fo:text-align="end" style:justify-single-word="false" fo:hyphenation-ladder-count="no-limit"/>
      <style:text-properties style:font-name="Calibri Light" fo:font-family="'Calibri Light'" style:font-family-generic="swiss" style:font-pitch="variable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 style:font-size-complex="11pt" fo:hyphenate="false"/>
    </style:style>
    <style:style style:name="Títol1" style:family="paragraph" style:parent-style-name="Normal">
      <style:paragraph-properties fo:text-align="center" style:justify-single-word="false" fo:hyphenation-ladder-count="no-limit"/>
      <style:text-properties fo:hyphenate="false"/>
    </style:style>
    <style:style style:name="Títol2" style:family="paragraph" style:parent-style-name="Normal">
      <style:paragraph-properties fo:margin-left="0in" fo:margin-right="0.0783in" fo:margin-top="0.0398in" fo:margin-bottom="0.0398in" loext:contextual-spacing="false" fo:text-align="center" style:justify-single-word="false" fo:hyphenation-ladder-count="no-limit" fo:text-indent="0in" style:auto-text-indent="false"/>
      <style:text-properties fo:hyphenate="false"/>
    </style:style>
    <style:style style:name="Encapçalament1" style:family="paragraph" style:parent-style-name="Normal">
      <style:paragraph-properties fo:margin-top="0.1654in" fo:margin-bottom="0.0827in" loext:contextual-spacing="false" fo:hyphenation-ladder-count="no-limit"/>
      <style:text-properties fo:hyphenate="false"/>
    </style:style>
    <style:style style:name="Encapçalament2" style:family="paragraph" style:parent-style-name="Normal">
      <style:paragraph-properties fo:margin-top="0.1654in" fo:margin-bottom="0.0827in" loext:contextual-spacing="false" fo:hyphenation-ladder-count="no-limit"/>
      <style:text-properties fo:hyphenate="false"/>
    </style:style>
    <style:style style:name="Línia_20_de_20_dimensió" style:display-name="Línia de dimensió" style:family="paragraph" style:parent-style-name="Normal">
      <style:paragraph-properties fo:hyphenation-ladder-count="no-limit"/>
      <style:text-properties fo:hyphenate="false"/>
    </style:style>
    <style:style style:name="Per_20_defecte_7e_LT_7e_Gliederung_20_1" style:display-name="Per defecte~LT~Gliederung 1" style:family="paragraph">
      <style:paragraph-properties fo:margin-top="0in" fo:margin-bottom="0.1965in" loext:contextual-spacing="false" fo:orphans="0" fo:widows="0" fo:hyphenation-ladder-count="no-limit" style:text-autospace="none"/>
      <style:text-properties fo:hyphenate="false"/>
    </style:style>
    <style:style style:name="Per_20_defecte_7e_LT_7e_Gliederung_20_2" style:display-name="Per defecte~LT~Gliederung 2" style:family="paragraph" style:parent-style-name="Per_20_defecte_7e_LT_7e_Gliederung_20_1">
      <style:paragraph-properties fo:margin-top="0in" fo:margin-bottom="0.1575in" loext:contextual-spacing="false" fo:hyphenation-ladder-count="no-limit"/>
      <style:text-properties fo:font-size="28pt" style:font-size-asian="28pt" style:font-size-complex="28pt" fo:hyphenate="false"/>
    </style:style>
    <style:style style:name="Per_20_defecte_7e_LT_7e_Gliederung_20_3" style:display-name="Per defecte~LT~Gliederung 3" style:family="paragraph" style:parent-style-name="Per_20_defecte_7e_LT_7e_Gliederung_20_2">
      <style:paragraph-properties fo:margin-top="0in" fo:margin-bottom="0.1181in" loext:contextual-spacing="false" fo:hyphenation-ladder-count="no-limit"/>
      <style:text-properties fo:font-size="24pt" style:font-size-asian="24pt" style:font-size-complex="24pt" fo:hyphenate="false"/>
    </style:style>
    <style:style style:name="Per_20_defecte_7e_LT_7e_Gliederung_20_4" style:display-name="Per defecte~LT~Gliederung 4" style:family="paragraph" style:parent-style-name="Per_20_defecte_7e_LT_7e_Gliederung_20_3">
      <style:paragraph-properties fo:margin-top="0in" fo:margin-bottom="0.0783in" loext:contextual-spacing="false" fo:hyphenation-ladder-count="no-limit"/>
      <style:text-properties fo:font-size="20pt" style:font-size-asian="20pt" style:font-size-complex="20pt" fo:hyphenate="false"/>
    </style:style>
    <style:style style:name="Per_20_defecte_7e_LT_7e_Gliederung_20_5" style:display-name="Per defecte~LT~Gliederung 5" style:family="paragraph" style:parent-style-name="Per_20_defecte_7e_LT_7e_Gliederung_20_4">
      <style:paragraph-properties fo:margin-top="0in" fo:margin-bottom="0.0398in" loext:contextual-spacing="false" fo:hyphenation-ladder-count="no-limit"/>
      <style:text-properties fo:hyphenate="false"/>
    </style:style>
    <style:style style:name="Per_20_defecte_7e_LT_7e_Gliederung_20_6" style:display-name="Per defecte~LT~Gliederung 6" style:family="paragraph" style:parent-style-name="Per_20_defecte_7e_LT_7e_Gliederung_20_5">
      <style:paragraph-properties fo:hyphenation-ladder-count="no-limit"/>
      <style:text-properties fo:hyphenate="false"/>
    </style:style>
    <style:style style:name="Per_20_defecte_7e_LT_7e_Gliederung_20_7" style:display-name="Per defecte~LT~Gliederung 7" style:family="paragraph" style:parent-style-name="Per_20_defecte_7e_LT_7e_Gliederung_20_6">
      <style:paragraph-properties fo:hyphenation-ladder-count="no-limit"/>
      <style:text-properties fo:hyphenate="false"/>
    </style:style>
    <style:style style:name="Per_20_defecte_7e_LT_7e_Gliederung_20_8" style:display-name="Per defecte~LT~Gliederung 8" style:family="paragraph" style:parent-style-name="Per_20_defecte_7e_LT_7e_Gliederung_20_7">
      <style:paragraph-properties fo:hyphenation-ladder-count="no-limit"/>
      <style:text-properties fo:hyphenate="false"/>
    </style:style>
    <style:style style:name="Per_20_defecte_7e_LT_7e_Gliederung_20_9" style:display-name="Per defecte~LT~Gliederung 9" style:family="paragraph" style:parent-style-name="Per_20_defecte_7e_LT_7e_Gliederung_20_8">
      <style:paragraph-properties fo:hyphenation-ladder-count="no-limit"/>
      <style:text-properties fo:hyphenate="false"/>
    </style:style>
    <style:style style:name="Per_20_defecte_7e_LT_7e_Titel" style:display-name="Per defecte~LT~Titel" style:family="paragraph">
      <style:paragraph-properties fo:text-align="center" style:justify-single-word="false" fo:orphans="0" fo:widows="0" fo:hyphenation-ladder-count="no-limit" style:text-autospace="none"/>
      <style:text-properties fo:hyphenate="false"/>
    </style:style>
    <style:style style:name="Per_20_defecte_7e_LT_7e_Untertitel" style:display-name="Per defecte~LT~Untertitel" style:family="paragraph">
      <style:paragraph-properties fo:text-align="center" style:justify-single-word="false" fo:orphans="0" fo:widows="0" fo:hyphenation-ladder-count="no-limit" style:text-autospace="none"/>
      <style:text-properties fo:hyphenate="false"/>
    </style:style>
    <style:style style:name="Per_20_defecte_7e_LT_7e_Notizen" style:display-name="Per defecte~LT~Notizen" style:family="paragraph">
      <style:paragraph-properties fo:margin-left="0.2362in" fo:margin-right="0in" fo:orphans="0" fo:widows="0" fo:hyphenation-ladder-count="no-limit" fo:text-indent="-0.2362in" style:auto-text-indent="false" style:text-autospace="none">
        <style:tab-stops/>
      </style:paragraph-properties>
      <style:text-properties fo:hyphenate="false"/>
    </style:style>
    <style:style style:name="Per_20_defecte_7e_LT_7e_Hintergrundobjekte" style:display-name="Per defecte~LT~Hintergrundobjekte" style:family="paragraph">
      <style:paragraph-properties fo:orphans="0" fo:widows="0" fo:hyphenation-ladder-count="no-limit" style:text-autospace="none"/>
      <style:text-properties fo:hyphenate="false"/>
    </style:style>
    <style:style style:name="Per_20_defecte_7e_LT_7e_Hintergrund" style:display-name="Per defecte~LT~Hintergrund" style:family="paragraph">
      <style:paragraph-properties fo:orphans="0" fo:widows="0" fo:hyphenation-ladder-count="no-limit" style:text-autospace="none"/>
      <style:text-properties fo:hyphenate="false"/>
    </style:style>
    <style:style style:name="default" style:family="paragraph">
      <style:paragraph-properties fo:margin-top="0in" fo:margin-bottom="0in" loext:contextual-spacing="false" style:line-height-at-least="0.139in" fo:orphans="0" fo:widows="0" fo:hyphenation-ladder-count="no-limit" style:text-autospace="none"/>
      <style:text-properties fo:hyphenate="false"/>
    </style:style>
    <style:style style:name="blue1" style:family="paragraph" style:parent-style-name="default">
      <style:paragraph-properties fo:hyphenation-ladder-count="no-limit"/>
      <style:text-properties fo:hyphenate="false"/>
    </style:style>
    <style:style style:name="blue2" style:family="paragraph" style:parent-style-name="default">
      <style:paragraph-properties fo:hyphenation-ladder-count="no-limit"/>
      <style:text-properties fo:hyphenate="false"/>
    </style:style>
    <style:style style:name="blue3" style:family="paragraph" style:parent-style-name="default">
      <style:paragraph-properties fo:hyphenation-ladder-count="no-limit"/>
      <style:text-properties fo:hyphenate="false"/>
    </style:style>
    <style:style style:name="bw1" style:family="paragraph" style:parent-style-name="default">
      <style:paragraph-properties fo:hyphenation-ladder-count="no-limit"/>
      <style:text-properties fo:hyphenate="false"/>
    </style:style>
    <style:style style:name="bw2" style:family="paragraph" style:parent-style-name="default">
      <style:paragraph-properties fo:hyphenation-ladder-count="no-limit"/>
      <style:text-properties fo:hyphenate="false"/>
    </style:style>
    <style:style style:name="bw3" style:family="paragraph" style:parent-style-name="default">
      <style:paragraph-properties fo:hyphenation-ladder-count="no-limit"/>
      <style:text-properties fo:hyphenate="false"/>
    </style:style>
    <style:style style:name="orange1" style:family="paragraph" style:parent-style-name="default">
      <style:paragraph-properties fo:hyphenation-ladder-count="no-limit"/>
      <style:text-properties fo:hyphenate="false"/>
    </style:style>
    <style:style style:name="orange2" style:family="paragraph" style:parent-style-name="default">
      <style:paragraph-properties fo:hyphenation-ladder-count="no-limit"/>
      <style:text-properties fo:hyphenate="false"/>
    </style:style>
    <style:style style:name="orange3" style:family="paragraph" style:parent-style-name="default">
      <style:paragraph-properties fo:hyphenation-ladder-count="no-limit"/>
      <style:text-properties fo:hyphenate="false"/>
    </style:style>
    <style:style style:name="turquise1" style:family="paragraph" style:parent-style-name="default">
      <style:paragraph-properties fo:hyphenation-ladder-count="no-limit"/>
      <style:text-properties fo:hyphenate="false"/>
    </style:style>
    <style:style style:name="turquise2" style:family="paragraph" style:parent-style-name="default">
      <style:paragraph-properties fo:hyphenation-ladder-count="no-limit"/>
      <style:text-properties fo:hyphenate="false"/>
    </style:style>
    <style:style style:name="turquise3" style:family="paragraph" style:parent-style-name="default">
      <style:paragraph-properties fo:hyphenation-ladder-count="no-limit"/>
      <style:text-properties fo:hyphenate="false"/>
    </style:style>
    <style:style style:name="gray1" style:family="paragraph" style:parent-style-name="default">
      <style:paragraph-properties fo:hyphenation-ladder-count="no-limit"/>
      <style:text-properties fo:hyphenate="false"/>
    </style:style>
    <style:style style:name="gray2" style:family="paragraph" style:parent-style-name="default">
      <style:paragraph-properties fo:hyphenation-ladder-count="no-limit"/>
      <style:text-properties fo:hyphenate="false"/>
    </style:style>
    <style:style style:name="gray3" style:family="paragraph" style:parent-style-name="default">
      <style:paragraph-properties fo:hyphenation-ladder-count="no-limit"/>
      <style:text-properties fo:hyphenate="false"/>
    </style:style>
    <style:style style:name="sun1" style:family="paragraph" style:parent-style-name="default">
      <style:paragraph-properties fo:hyphenation-ladder-count="no-limit"/>
      <style:text-properties fo:hyphenate="false"/>
    </style:style>
    <style:style style:name="sun2" style:family="paragraph" style:parent-style-name="default">
      <style:paragraph-properties fo:hyphenation-ladder-count="no-limit"/>
      <style:text-properties fo:hyphenate="false"/>
    </style:style>
    <style:style style:name="sun3" style:family="paragraph" style:parent-style-name="default">
      <style:paragraph-properties fo:hyphenation-ladder-count="no-limit"/>
      <style:text-properties fo:hyphenate="false"/>
    </style:style>
    <style:style style:name="earth1" style:family="paragraph" style:parent-style-name="default">
      <style:paragraph-properties fo:hyphenation-ladder-count="no-limit"/>
      <style:text-properties fo:hyphenate="false"/>
    </style:style>
    <style:style style:name="earth2" style:family="paragraph" style:parent-style-name="default">
      <style:paragraph-properties fo:hyphenation-ladder-count="no-limit"/>
      <style:text-properties fo:hyphenate="false"/>
    </style:style>
    <style:style style:name="earth3" style:family="paragraph" style:parent-style-name="default">
      <style:paragraph-properties fo:hyphenation-ladder-count="no-limit"/>
      <style:text-properties fo:hyphenate="false"/>
    </style:style>
    <style:style style:name="green1" style:family="paragraph" style:parent-style-name="default">
      <style:paragraph-properties fo:hyphenation-ladder-count="no-limit"/>
      <style:text-properties fo:hyphenate="false"/>
    </style:style>
    <style:style style:name="green2" style:family="paragraph" style:parent-style-name="default">
      <style:paragraph-properties fo:hyphenation-ladder-count="no-limit"/>
      <style:text-properties fo:hyphenate="false"/>
    </style:style>
    <style:style style:name="green3" style:family="paragraph" style:parent-style-name="default">
      <style:paragraph-properties fo:hyphenation-ladder-count="no-limit"/>
      <style:text-properties fo:hyphenate="false"/>
    </style:style>
    <style:style style:name="seetang1" style:family="paragraph" style:parent-style-name="default">
      <style:paragraph-properties fo:hyphenation-ladder-count="no-limit"/>
      <style:text-properties fo:hyphenate="false"/>
    </style:style>
    <style:style style:name="seetang2" style:family="paragraph" style:parent-style-name="default">
      <style:paragraph-properties fo:hyphenation-ladder-count="no-limit"/>
      <style:text-properties fo:hyphenate="false"/>
    </style:style>
    <style:style style:name="seetang3" style:family="paragraph" style:parent-style-name="default">
      <style:paragraph-properties fo:hyphenation-ladder-count="no-limit"/>
      <style:text-properties fo:hyphenate="false"/>
    </style:style>
    <style:style style:name="lightblue1" style:family="paragraph" style:parent-style-name="default">
      <style:paragraph-properties fo:hyphenation-ladder-count="no-limit"/>
      <style:text-properties fo:hyphenate="false"/>
    </style:style>
    <style:style style:name="lightblue2" style:family="paragraph" style:parent-style-name="default">
      <style:paragraph-properties fo:hyphenation-ladder-count="no-limit"/>
      <style:text-properties fo:hyphenate="false"/>
    </style:style>
    <style:style style:name="lightblue3" style:family="paragraph" style:parent-style-name="default">
      <style:paragraph-properties fo:hyphenation-ladder-count="no-limit"/>
      <style:text-properties fo:hyphenate="false"/>
    </style:style>
    <style:style style:name="yellow1" style:family="paragraph" style:parent-style-name="default">
      <style:paragraph-properties fo:hyphenation-ladder-count="no-limit"/>
      <style:text-properties fo:hyphenate="false"/>
    </style:style>
    <style:style style:name="yellow2" style:family="paragraph" style:parent-style-name="default">
      <style:paragraph-properties fo:hyphenation-ladder-count="no-limit"/>
      <style:text-properties fo:hyphenate="false"/>
    </style:style>
    <style:style style:name="yellow3" style:family="paragraph" style:parent-style-name="default">
      <style:paragraph-properties fo:hyphenation-ladder-count="no-limit"/>
      <style:text-properties fo:hyphenate="false"/>
    </style:style>
    <style:style style:name="WW-Títol" style:family="paragraph">
      <style:paragraph-properties fo:text-align="center" style:justify-single-word="false" fo:orphans="0" fo:widows="0" fo:hyphenation-ladder-count="no-limit" style:text-autospace="none"/>
      <style:text-properties fo:hyphenate="false"/>
    </style:style>
    <style:style style:name="Objectes_20_de_20_fons" style:display-name="Objectes de fons" style:family="paragraph">
      <style:paragraph-properties fo:orphans="0" fo:widows="0" fo:hyphenation-ladder-count="no-limit" style:text-autospace="none"/>
      <style:text-properties fo:hyphenate="false"/>
    </style:style>
    <style:style style:name="Fons" style:family="paragraph">
      <style:paragraph-properties fo:orphans="0" fo:widows="0" fo:hyphenation-ladder-count="no-limit" style:text-autospace="none"/>
      <style:text-properties fo:hyphenate="false"/>
    </style:style>
    <style:style style:name="Notes" style:family="paragraph">
      <style:paragraph-properties fo:margin-left="0.2362in" fo:margin-right="0in" fo:orphans="0" fo:widows="0" fo:hyphenation-ladder-count="no-limit" fo:text-indent="-0.2362in" style:auto-text-indent="false" style:text-autospace="none">
        <style:tab-stops/>
      </style:paragraph-properties>
      <style:text-properties fo:hyphenate="false"/>
    </style:style>
    <style:style style:name="Esquema_20_1" style:display-name="Esquema 1" style:family="paragraph">
      <style:paragraph-properties fo:margin-top="0in" fo:margin-bottom="0.1965in" loext:contextual-spacing="false" fo:orphans="0" fo:widows="0" fo:hyphenation-ladder-count="no-limit" style:text-autospace="none"/>
      <style:text-properties fo:hyphenate="false"/>
    </style:style>
    <style:style style:name="Esquema_20_2" style:display-name="Esquema 2" style:family="paragraph" style:parent-style-name="Esquema_20_1">
      <style:paragraph-properties fo:margin-top="0in" fo:margin-bottom="0.1575in" loext:contextual-spacing="false" fo:hyphenation-ladder-count="no-limit"/>
      <style:text-properties fo:font-size="28pt" style:font-size-asian="28pt" style:font-size-complex="28pt" fo:hyphenate="false"/>
    </style:style>
    <style:style style:name="Esquema_20_3" style:display-name="Esquema 3" style:family="paragraph" style:parent-style-name="Esquema_20_2">
      <style:paragraph-properties fo:margin-top="0in" fo:margin-bottom="0.1181in" loext:contextual-spacing="false" fo:hyphenation-ladder-count="no-limit"/>
      <style:text-properties fo:font-size="24pt" style:font-size-asian="24pt" style:font-size-complex="24pt" fo:hyphenate="false"/>
    </style:style>
    <style:style style:name="Esquema_20_4" style:display-name="Esquema 4" style:family="paragraph" style:parent-style-name="Esquema_20_3">
      <style:paragraph-properties fo:margin-top="0in" fo:margin-bottom="0.0783in" loext:contextual-spacing="false" fo:hyphenation-ladder-count="no-limit"/>
      <style:text-properties fo:font-size="20pt" style:font-size-asian="20pt" style:font-size-complex="20pt" fo:hyphenate="false"/>
    </style:style>
    <style:style style:name="Esquema_20_5" style:display-name="Esquema 5" style:family="paragraph" style:parent-style-name="Esquema_20_4">
      <style:paragraph-properties fo:margin-top="0in" fo:margin-bottom="0.0398in" loext:contextual-spacing="false" fo:hyphenation-ladder-count="no-limit"/>
      <style:text-properties fo:hyphenate="false"/>
    </style:style>
    <style:style style:name="Esquema_20_6" style:display-name="Esquema 6" style:family="paragraph" style:parent-style-name="Esquema_20_5">
      <style:paragraph-properties fo:hyphenation-ladder-count="no-limit"/>
      <style:text-properties fo:hyphenate="false"/>
    </style:style>
    <style:style style:name="Esquema_20_7" style:display-name="Esquema 7" style:family="paragraph" style:parent-style-name="Esquema_20_6">
      <style:paragraph-properties fo:hyphenation-ladder-count="no-limit"/>
      <style:text-properties fo:hyphenate="false"/>
    </style:style>
    <style:style style:name="Esquema_20_8" style:display-name="Esquema 8" style:family="paragraph" style:parent-style-name="Esquema_20_7">
      <style:paragraph-properties fo:hyphenation-ladder-count="no-limit"/>
      <style:text-properties fo:hyphenate="false"/>
    </style:style>
    <style:style style:name="Esquema_20_9" style:display-name="Esquema 9" style:family="paragraph" style:parent-style-name="Esquema_20_8">
      <style:paragraph-properties fo:hyphenation-ladder-count="no-limit"/>
      <style:text-properties fo:hyphenate="false"/>
    </style:style>
    <style:style style:name="Objeto_20_sin_20_relleno_20_ni_20_línea" style:display-name="Objeto sin relleno ni línea" style:family="paragraph" style:parent-style-name="Normal">
      <style:paragraph-properties fo:hyphenation-ladder-count="no-limit"/>
      <style:text-properties fo:hyphenate="false"/>
    </style:style>
    <style:style style:name="Encapçalament_20_de_20_la_20_taula" style:display-name="Encapçalament de la taula" style:family="paragraph" style:parent-style-name="Contingut_20_de_20_la_20_taul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Llegenda" style:family="paragraph" style:parent-style-name="Normal" style:next-style-name="Normal">
      <style:paragraph-properties fo:hyphenation-ladder-count="no-limit"/>
      <style:text-properties fo:text-transform="uppercase" fo:font-size="8pt" fo:font-weight="bold" style:font-size-asian="8pt" style:font-weight-asian="bold" style:font-size-complex="9pt" style:font-weight-complex="bold" fo:hyphenate="false"/>
    </style:style>
    <style:style style:name="Sense_20_espaiat" style:display-name="Sense espaiat" style:family="paragraph" style:parent-style-name="Normal">
      <style:paragraph-properties fo:margin-top="0in" fo:margin-bottom="0in" loext:contextual-spacing="false" fo:line-height="100%" fo:hyphenation-ladder-count="no-limit"/>
      <style:text-properties fo:hyphenate="false"/>
    </style:style>
    <style:style style:name="Paràgraf_20_de_20_llista" style:display-name="Paràgraf de llista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Cita" style:family="paragraph" style:parent-style-name="Normal" style:next-style-name="Normal">
      <style:paragraph-properties fo:hyphenation-ladder-count="no-limit"/>
      <style:text-properties fo:font-style="italic" style:font-style-asian="italic" fo:hyphenate="false"/>
    </style:style>
    <style:style style:name="Cita_20_intensa" style:display-name="Cita intensa" style:family="paragraph" style:parent-style-name="Normal" style:next-style-name="Normal">
      <loext:graphic-properties draw:fill="solid" draw:fill-color="#ed7d31" draw:opacity="100%"/>
      <style:paragraph-properties fo:margin-left="1in" fo:margin-right="1in" fo:margin-top="0.0972in" fo:margin-bottom="0.0972in" loext:contextual-spacing="false" fo:hyphenation-ladder-count="no-limit" fo:text-indent="0in" style:auto-text-indent="false" fo:background-color="#ed7d31" fo:padding="0.139in" fo:border="0.99pt solid #c45911" style:shadow="none">
        <style:tab-stops/>
      </style:paragraph-properties>
      <style:text-properties fo:color="#ffffff" fo:font-style="italic" fo:font-weight="bold" style:font-style-asian="italic" style:font-weight-asian="bold" fo:hyphenate="false"/>
    </style:style>
    <style:style style:name="Títol_20_de_20_l_27_IDC" style:display-name="Títol de l'IDC" style:family="paragraph" style:parent-style-name="Títol_20_1" style:next-style-name="Normal" style:default-outline-level="" style:list-style-name="">
      <style:paragraph-properties fo:hyphenation-ladder-count="no-limit"/>
      <style:text-properties fo:hyphenate="false"/>
    </style:style>
    <style:style style:name="Peu" style:family="paragraph" style:parent-style-name="Normal">
      <style:paragraph-properties fo:margin-top="0in" fo:margin-bottom="0in" loext:contextual-spacing="false" fo:line-height="100%" fo:hyphenation-ladder-count="no-limit">
        <style:tab-stops>
          <style:tab-stop style:position="3.1339in" style:type="center"/>
          <style:tab-stop style:position="6.2681in" style:type="right"/>
        </style:tab-stops>
      </style:paragraph-properties>
      <style:text-properties fo:hyphenate="false"/>
    </style:style>
    <style:style style:name="Normal_20__28_Web_29_" style:display-name="Normal (Web)" style:family="paragraph" style:parent-style-name="Normal">
      <style:paragraph-properties fo:margin-top="0.0693in" fo:margin-bottom="0.0827in" loext:contextual-spacing="false" fo:line-height="100%" fo:text-align="start" style:justify-single-word="false" fo:hyphenation-ladder-count="no-limit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pus_20_de_20_lletra_20_per_20_defecte_20_del_20_paràgraf" style:display-name="Tipus de lletra per defecte del paràgraf" style:family="text"/>
    <style:style style:name="Símbols_20_de_20_numeració" style:display-name="Símbols de numeració" style:family="text"/>
    <style:style style:name="Títol_20_1_20_Car" style:display-name="Títol 1 Car" style:family="text" style:parent-style-name="Tipus_20_de_20_lletra_20_per_20_defecte_20_del_20_paràgraf">
      <style:text-properties fo:font-variant="small-caps" fo:font-size="16pt" fo:letter-spacing="0.0035in" style:font-size-asian="16pt" style:font-size-complex="16pt"/>
    </style:style>
    <style:style style:name="Títol_20_2_20_Car" style:display-name="Títol 2 Car" style:family="text" style:parent-style-name="Tipus_20_de_20_lletra_20_per_20_defecte_20_del_20_paràgraf">
      <style:text-properties fo:font-variant="small-caps" fo:font-size="14pt" fo:letter-spacing="0.0035in" style:font-size-asian="14pt" style:font-size-complex="14pt"/>
    </style:style>
    <style:style style:name="Títol_20_3_20_Car" style:display-name="Títol 3 Car" style:family="text" style:parent-style-name="Tipus_20_de_20_lletra_20_per_20_defecte_20_del_20_paràgraf">
      <style:text-properties fo:font-variant="small-caps" fo:font-size="12pt" fo:letter-spacing="0.0035in" style:font-size-asian="12pt" style:font-size-complex="12pt"/>
    </style:style>
    <style:style style:name="Títol_20_4_20_Car" style:display-name="Títol 4 Car" style:family="text" style:parent-style-name="Tipus_20_de_20_lletra_20_per_20_defecte_20_del_20_paràgraf">
      <style:text-properties fo:font-variant="small-caps" fo:font-size="11pt" fo:letter-spacing="0.0071in" style:font-size-asian="11pt" style:font-size-complex="11pt"/>
    </style:style>
    <style:style style:name="Títol_20_5_20_Car" style:display-name="Títol 5 Car" style:family="text" style:parent-style-name="Tipus_20_de_20_lletra_20_per_20_defecte_20_del_20_paràgraf">
      <style:text-properties fo:font-variant="small-caps" fo:color="#c45911" fo:font-size="11pt" fo:letter-spacing="0.0071in" style:font-size-asian="11pt" style:font-size-complex="13pt"/>
    </style:style>
    <style:style style:name="Títol_20_6_20_Car" style:display-name="Títol 6 Car" style:family="text" style:parent-style-name="Tipus_20_de_20_lletra_20_per_20_defecte_20_del_20_paràgraf">
      <style:text-properties fo:font-variant="small-caps" fo:color="#ed7d31" fo:font-size="11pt" fo:letter-spacing="0.0035in" style:font-size-asian="11pt"/>
    </style:style>
    <style:style style:name="Títol_20_7_20_Car" style:display-name="Títol 7 Car" style:family="text" style:parent-style-name="Tipus_20_de_20_lletra_20_per_20_defecte_20_del_20_paràgraf">
      <style:text-properties fo:font-variant="small-caps" fo:color="#ed7d31" fo:letter-spacing="0.0071in" fo:font-weight="bold" style:font-weight-asian="bold"/>
    </style:style>
    <style:style style:name="Títol_20_8_20_Car" style:display-name="Títol 8 Car" style:family="text" style:parent-style-name="Tipus_20_de_20_lletra_20_per_20_defecte_20_del_20_paràgraf">
      <style:text-properties fo:font-variant="small-caps" fo:color="#c45911" fo:font-style="italic" fo:font-weight="bold" style:font-style-asian="italic" style:font-weight-asian="bold"/>
    </style:style>
    <style:style style:name="Títol_20_9_20_Car" style:display-name="Títol 9 Car" style:family="text" style:parent-style-name="Tipus_20_de_20_lletra_20_per_20_defecte_20_del_20_paràgraf">
      <style:text-properties fo:font-variant="small-caps" fo:color="#823b0b" fo:font-style="italic" fo:font-weight="bold" style:font-style-asian="italic" style:font-weight-asian="bold"/>
    </style:style>
    <style:style style:name="Títol_20_Car" style:display-name="Títol Car" style:family="text" style:parent-style-name="Tipus_20_de_20_lletra_20_per_20_defecte_20_del_20_paràgraf">
      <style:text-properties fo:font-variant="small-caps" fo:font-size="24pt" style:font-size-asian="24pt" style:font-size-complex="24pt"/>
    </style:style>
    <style:style style:name="Subtítol_20_Car" style:display-name="Subtítol Car" style:family="text" style:parent-style-name="Tipus_20_de_20_lletra_20_per_20_defecte_20_del_20_paràgraf">
      <style:text-properties style:font-name="Calibri Light" fo:font-family="'Calibri Light'" style:font-family-generic="swiss" style:font-pitch="variable" style:font-name-asian="Yu Gothic Light" style:font-family-asian="'Yu Gothic Light'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Text_20_en_20_negreta" style:display-name="Text en negreta" style:family="text">
      <style:text-properties fo:color="#ed7d31" fo:font-weight="bold" style:font-weight-asian="bold"/>
    </style:style>
    <style:style style:name="Èmfasi" style:family="text">
      <style:text-properties fo:letter-spacing="0.0071in" fo:font-style="italic" fo:font-weight="bold" style:font-style-asian="italic" style:font-weight-asian="bold"/>
    </style:style>
    <style:style style:name="Sense_20_espaiat_20_Car" style:display-name="Sense espaiat Car" style:family="text" style:parent-style-name="Tipus_20_de_20_lletra_20_per_20_defecte_20_del_20_paràgraf"/>
    <style:style style:name="Cita_20_Car" style:display-name="Cita Car" style:family="text" style:parent-style-name="Tipus_20_de_20_lletra_20_per_20_defecte_20_del_20_paràgraf">
      <style:text-properties fo:font-style="italic" style:font-style-asian="italic"/>
    </style:style>
    <style:style style:name="Cita_20_intensa_20_Car" style:display-name="Cita intensa Car" style:family="text" style:parent-style-name="Tipus_20_de_20_lletra_20_per_20_defecte_20_del_20_paràgraf">
      <style:text-properties fo:color="#ffffff" fo:font-style="italic" fo:font-weight="bold" fo:background-color="#ed7d31" style:font-style-asian="italic" style:font-weight-asian="bold"/>
    </style:style>
    <style:style style:name="Èmfasi_20_subtil" style:display-name="Èmfasi subtil" style:family="text">
      <style:text-properties fo:font-style="italic" style:font-style-asian="italic"/>
    </style:style>
    <style:style style:name="Èmfasi_20_intens" style:display-name="Èmfasi intens" style:family="text">
      <style:text-properties fo:color="#ed7d31" fo:letter-spacing="0.0071in" fo:font-style="italic" fo:font-weight="bold" style:font-style-asian="italic" style:font-weight-asian="bold"/>
    </style:style>
    <style:style style:name="Referència_20_subtil" style:display-name="Referència subtil" style:family="text">
      <style:text-properties fo:font-weight="bold" style:font-weight-asian="bold"/>
    </style:style>
    <style:style style:name="Referència_20_intensa" style:display-name="Referència intensa" style:family="text">
      <style:text-properties fo:font-variant="small-caps" fo:font-size="11pt" fo:letter-spacing="0.0035in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ítol_20_del_20_llibre" style:display-name="Títol del llibre" style:family="text">
      <style:text-properties style:font-name="Calibri Light" fo:font-family="'Calibri Light'" style:font-family-generic="swiss" style:font-pitch="variable" fo:font-size="10pt" fo:font-style="italic" style:font-name-asian="Yu Gothic Light" style:font-family-asian="'Yu Gothic Light'" style:font-family-generic-asian="swiss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Peu_20_Car" style:display-name="Peu Car" style:family="text" style:parent-style-name="Tipus_20_de_20_lletra_20_per_20_defecte_20_del_20_paràgraf"/>
    <style:style style:name="Enllaç" style:family="text" style:parent-style-name="Tipus_20_de_20_lletra_20_per_20_defecte_20_del_20_paràgraf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8LVL1" style:display-name="WW_CharLFO18LVL1" style:family="text">
      <style:text-properties style:font-name="Symbol" fo:font-family="Symbol" style:font-family-generic="system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system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system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Wingdings" fo:font-family="Wingdings" style:font-family-generic="system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system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system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roman" style:font-pitch="fixed" style:font-name-complex="Courier New" style:font-family-complex="'Courier New'" style:font-family-generic-complex="roma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6.6861in" fo:margin-left="0in" table:align="left"/>
    </style:style>
    <style:style style:name="Table1.A" style:family="table-column">
      <style:table-column-properties style:column-width="3.3431in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2" style:family="table">
      <style:table-properties style:width="6.6931in" fo:margin-left="0in" table:align="left"/>
    </style:style>
    <style:style style:name="Table2.A" style:family="table-column">
      <style:table-column-properties style:column-width="2.2306in"/>
    </style:style>
    <style:style style:name="Table2.B" style:family="table-column">
      <style:table-column-properties style:column-width="2.2313in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Text_20_independent">
      <style:paragraph-properties fo:margin-top="0in" fo:margin-bottom="0in" loext:contextual-spacing="false" fo:line-height="100%" fo:text-align="end" style:justify-single-word="false"/>
      <style:text-properties fo:color="#595959" style:font-name="Corbel" fo:language="ca" fo:country="ES" fo:font-weight="bold" style:font-weight-asian="bold" style:font-name-complex="Gill Sans Light" style:font-weight-complex="bold"/>
    </style:style>
    <style:style style:name="MP2" style:family="paragraph" style:parent-style-name="Text_20_independent">
      <style:paragraph-properties fo:margin-top="0in" fo:margin-bottom="0in" loext:contextual-spacing="false" fo:line-height="100%" fo:text-align="start" style:justify-single-word="false"/>
    </style:style>
    <style:style style:name="MP3" style:family="paragraph" style:parent-style-name="Capçalera">
      <style:paragraph-properties fo:margin-left="-0.0799in" fo:margin-right="0in" fo:text-align="start" style:justify-single-word="false" fo:text-indent="0in" style:auto-text-indent="false">
        <style:tab-stops>
          <style:tab-stop style:position="3.4264in" style:type="center"/>
          <style:tab-stop style:position="6.7728in" style:type="right"/>
        </style:tab-stops>
      </style:paragraph-properties>
    </style:style>
    <style:style style:name="MP4" style:family="paragraph" style:parent-style-name="Capçalera">
      <style:paragraph-properties fo:text-align="center" style:justify-single-word="false"/>
    </style:style>
    <style:style style:name="MP5" style:family="paragraph" style:parent-style-name="Capçalera">
      <style:paragraph-properties fo:margin-left="0in" fo:margin-right="-0.0799in" fo:text-align="end" style:justify-single-word="false" fo:text-indent="0in" style:auto-text-indent="false"/>
    </style:style>
    <style:style style:name="MT1" style:family="text">
      <style:text-properties fo:color="#595959" style:font-name="Corbel" fo:font-weight="bold" style:font-weight-asian="bold" style:font-name-complex="Gill Sans Light" style:font-weight-complex="bold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335in" fo:margin-bottom="0.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978in" fo:margin-left="0in" fo:margin-right="0in" fo:margin-bottom="0in" style:dynamic-spacing="true"/>
      </style:header-style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le1" table:style-name="Table1">
          <table:table-column table:style-name="Table1.A" table:number-columns-repeated="2"/>
          <table:table-row>
            <table:table-cell table:style-name="Table1.A1" office:value-type="string">
              <text:p text:style-name="MP2"><text:span text:style-name="Tipus_20_de_20_lletra_20_per_20_defecte_20_del_20_paràgraf"><text:span text:style-name="MT1"><draw:frame draw:style-name="Mfr1" draw:name="Imagen 1" text:anchor-type="as-char" svg:y="0in" svg:width="1.6028in" style:rel-width="scale" svg:height="0.6075in" style:rel-height="scale" draw:z-index="5"><draw:image xlink:href="Pictures/10000201000000BD000000508E19C83B70B552F7.png" xlink:type="simple" xlink:show="embed" xlink:actuate="onLoad"/></draw:frame></text:span></text:span></text:p>
              <text:p text:style-name="MP1"/>
            </table:table-cell>
            <table:table-cell table:style-name="Table1.A1" office:value-type="string">
              <text:p text:style-name="MP1">CFGS d’Administració de Sistemes en Xarxa</text:p>
              <text:p text:style-name="MP1">M07 Planificació i Administració de Xarxes. UF1.</text:p>
              <text:p text:style-name="MP1">Activitat 6A</text:p>
            </table:table-cell>
          </table:table-row>
        </table:table>
        <text:p text:style-name="MP1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>
            <table:table-cell table:style-name="Table2.A1" office:value-type="string">
              <text:p text:style-name="MP3"/>
            </table:table-cell>
            <table:table-cell table:style-name="Table2.A1" office:value-type="string">
              <text:p text:style-name="MP4"/>
            </table:table-cell>
            <table:table-cell table:style-name="Table2.A1" office:value-type="string">
              <text:p text:style-name="MP5"/>
            </table:table-cell>
          </table:table-row>
        </table:table>
        <text:p text:style-name="Peu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.0$Linux_X86_64 LibreOffice_project/10$Build-2</meta:generator>
    <dc:title/>
    <dc:subject/>
    <meta:initial-creator>Jordi Sola</meta:initial-creator>
    <meta:creation-date>2017-12-14T07:47:00Z</meta:creation-date>
    <dc:date>2017-12-20T12:57:56.168533020</dc:date>
    <meta:print-date>1900-01-01T00:00:00Z</meta:print-date>
    <meta:editing-cycles>93</meta:editing-cycles>
    <meta:editing-duration>PT3H13M33S</meta:editing-duration>
    <meta:document-statistic meta:table-count="6" meta:image-count="1" meta:object-count="0" meta:page-count="6" meta:paragraph-count="144" meta:word-count="892" meta:character-count="6110" meta:non-whitespace-character-count="5393"/>
    <meta:template xlink:type="simple" xlink:actuate="onRequest" xlink:title="" xlink:href="Normal.dotm"/>
  </office:meta>
</office:document-meta>
</file>